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6.0027in"/>
    </style:style>
    <style:style style:name="Table1" style:family="table" style:master-page-name="MP0">
      <style:table-properties style:width="6.692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" style:parent-style-name="Normal" style:family="paragraph">
      <style:paragraph-properties fo:widows="2" fo:orphans="2" fo:break-before="page" style:vertical-align="auto" style:line-height-at-least="0.2083in"/>
      <style:text-properties fo:hyphenate="true"/>
    </style:style>
    <style:style style:name="T7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" style:family="table-row">
      <style:table-row-properties/>
    </style:style>
    <style:style style:name="TableCell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3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4" style:family="table-row">
      <style:table-row-properties/>
    </style:style>
    <style:style style:name="TableCell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4" style:family="table-row">
      <style:table-row-properties/>
    </style:style>
    <style:style style:name="TableCell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29" style:family="table-row">
      <style:table-row-properties/>
    </style:style>
    <style:style style:name="TableCell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1" style:family="table-row">
      <style:table-row-properties/>
    </style:style>
    <style:style style:name="TableCell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9" style:family="table-row">
      <style:table-row-properties/>
    </style:style>
    <style:style style:name="TableCell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54" style:family="table-row">
      <style:table-row-properties/>
    </style:style>
    <style:style style:name="TableCell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5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1" style:family="table-row">
      <style:table-row-properties/>
    </style:style>
    <style:style style:name="TableCell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76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77" style:family="table-row">
      <style:table-row-properties/>
    </style:style>
    <style:style style:name="TableCell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7" style:family="table-row">
      <style:table-row-properties/>
    </style:style>
    <style:style style:name="TableCell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92" style:family="table-row">
      <style:table-row-properties/>
    </style:style>
    <style:style style:name="TableCell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3" style:family="table-row">
      <style:table-row-properties/>
    </style:style>
    <style:style style:name="TableCell1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5" style:family="table-row">
      <style:table-row-properties/>
    </style:style>
    <style:style style:name="TableCell1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7" style:family="table-row">
      <style:table-row-properties/>
    </style:style>
    <style:style style:name="TableCell1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9" style:family="table-row">
      <style:table-row-properties/>
    </style:style>
    <style:style style:name="TableCell1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44" style:family="table-row">
      <style:table-row-properties/>
    </style:style>
    <style:style style:name="TableCell1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4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2" style:family="table-row">
      <style:table-row-properties/>
    </style:style>
    <style:style style:name="TableCell1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67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68" style:family="table-row">
      <style:table-row-properties/>
    </style:style>
    <style:style style:name="TableCell1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0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6" style:family="table-row">
      <style:table-row-properties/>
    </style:style>
    <style:style style:name="TableCell1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4" style:family="table-row">
      <style:table-row-properties/>
    </style:style>
    <style:style style:name="TableCell1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2" style:family="table-row">
      <style:table-row-properties/>
    </style:style>
    <style:style style:name="TableCell1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00" style:family="table-row">
      <style:table-row-properties/>
    </style:style>
    <style:style style:name="TableCell2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205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206" style:family="table-row">
      <style:table-row-properties/>
    </style:style>
    <style:style style:name="TableCell2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8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2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1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14" style:family="table-row">
      <style:table-row-properties/>
    </style:style>
    <style:style style:name="TableCell2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28" style:family="table-row">
      <style:table-row-properties/>
    </style:style>
    <style:style style:name="TableCell2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42" style:family="table-row">
      <style:table-row-properties/>
    </style:style>
    <style:style style:name="TableCell2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4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56" style:family="table-row">
      <style:table-row-properties/>
    </style:style>
    <style:style style:name="TableCell2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261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262" style:family="table-row">
      <style:table-row-properties/>
    </style:style>
    <style:style style:name="TableCell2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4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2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6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73" style:family="table-row">
      <style:table-row-properties/>
    </style:style>
    <style:style style:name="TableCell2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7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84" style:family="table-row">
      <style:table-row-properties/>
    </style:style>
    <style:style style:name="TableCell2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28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290" style:family="table-row">
      <style:table-row-properties/>
    </style:style>
    <style:style style:name="TableCell2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2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295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296" style:family="table-row">
      <style:table-row-properties/>
    </style:style>
    <style:style style:name="TableCell2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2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0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06" style:family="table-row">
      <style:table-row-properties/>
    </style:style>
    <style:style style:name="TableCell30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0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311" style:family="table-row">
      <style:table-row-properties/>
    </style:style>
    <style:style style:name="TableCell3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1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1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1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23" style:family="table-row">
      <style:table-row-properties/>
    </style:style>
    <style:style style:name="TableCell3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2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35" style:family="table-row">
      <style:table-row-properties/>
    </style:style>
    <style:style style:name="TableCell3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4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42" style:family="table-row">
      <style:table-row-properties/>
    </style:style>
    <style:style style:name="TableCell3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347" style:family="table-row">
      <style:table-row-properties/>
    </style:style>
    <style:style style:name="TableCell3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352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353" style:family="table-row">
      <style:table-row-properties/>
    </style:style>
    <style:style style:name="TableCell3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5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3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5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63" style:family="table-row">
      <style:table-row-properties/>
    </style:style>
    <style:style style:name="TableCell3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368" style:family="table-row">
      <style:table-row-properties/>
    </style:style>
    <style:style style:name="TableCell3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7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85" style:family="table-row">
      <style:table-row-properties/>
    </style:style>
    <style:style style:name="TableCell3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39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395" style:family="table-row">
      <style:table-row-properties/>
    </style:style>
    <style:style style:name="TableCell3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3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0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07" style:family="table-row">
      <style:table-row-properties/>
    </style:style>
    <style:style style:name="TableCell4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412" style:family="table-row">
      <style:table-row-properties/>
    </style:style>
    <style:style style:name="TableCell4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417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418" style:family="table-row">
      <style:table-row-properties/>
    </style:style>
    <style:style style:name="TableCell4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0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4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2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26" style:family="table-row">
      <style:table-row-properties/>
    </style:style>
    <style:style style:name="TableCell4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3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36" style:family="table-row">
      <style:table-row-properties/>
    </style:style>
    <style:style style:name="TableCell4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46" style:family="table-row">
      <style:table-row-properties/>
    </style:style>
    <style:style style:name="TableCell4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52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56" style:family="table-row">
      <style:table-row-properties/>
    </style:style>
    <style:style style:name="TableCell4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461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462" style:family="table-row">
      <style:table-row-properties/>
    </style:style>
    <style:style style:name="TableCell4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4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4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6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70" style:family="table-row">
      <style:table-row-properties/>
    </style:style>
    <style:style style:name="TableCell4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80" style:family="table-row">
      <style:table-row-properties/>
    </style:style>
    <style:style style:name="TableCell4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490" style:family="table-row">
      <style:table-row-properties/>
    </style:style>
    <style:style style:name="TableCell4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4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49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00" style:family="table-row">
      <style:table-row-properties/>
    </style:style>
    <style:style style:name="TableCell5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10" style:family="table-row">
      <style:table-row-properties/>
    </style:style>
    <style:style style:name="TableCell5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1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20" style:family="table-row">
      <style:table-row-properties/>
    </style:style>
    <style:style style:name="TableCell5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30" style:family="table-row">
      <style:table-row-properties/>
    </style:style>
    <style:style style:name="TableCell5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535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536" style:family="table-row">
      <style:table-row-properties/>
    </style:style>
    <style:style style:name="TableCell5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8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5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4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47" style:family="table-row">
      <style:table-row-properties/>
    </style:style>
    <style:style style:name="TableCell5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1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5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58" style:family="table-row">
      <style:table-row-properties/>
    </style:style>
    <style:style style:name="TableCell5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563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564" style:family="table-row">
      <style:table-row-properties/>
    </style:style>
    <style:style style:name="TableCell5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6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5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6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78" style:family="table-row">
      <style:table-row-properties/>
    </style:style>
    <style:style style:name="TableCell5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5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58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598" style:family="table-row">
      <style:table-row-properties/>
    </style:style>
    <style:style style:name="TableCell5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603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604" style:family="table-row">
      <style:table-row-properties/>
    </style:style>
    <style:style style:name="TableCell6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6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6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09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10" style:family="table-row">
      <style:table-row-properties/>
    </style:style>
    <style:style style:name="TableCell6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1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21" style:family="table-row">
      <style:table-row-properties/>
    </style:style>
    <style:style style:name="TableCell6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2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626" style:family="table-row">
      <style:table-row-properties/>
    </style:style>
    <style:style style:name="TableCell6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3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38" style:family="table-row">
      <style:table-row-properties/>
    </style:style>
    <style:style style:name="TableCell6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49" style:family="table-row">
      <style:table-row-properties/>
    </style:style>
    <style:style style:name="TableCell6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654" style:family="table-row">
      <style:table-row-properties/>
    </style:style>
    <style:style style:name="TableCell6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65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660" style:family="table-row">
      <style:table-row-properties/>
    </style:style>
    <style:style style:name="TableCell6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6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6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71" style:family="table-row">
      <style:table-row-properties/>
    </style:style>
    <style:style style:name="TableCell6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676" style:family="table-row">
      <style:table-row-properties/>
    </style:style>
    <style:style style:name="TableCell6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692" style:family="table-row">
      <style:table-row-properties/>
    </style:style>
    <style:style style:name="TableCell69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69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6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03" style:family="table-row">
      <style:table-row-properties/>
    </style:style>
    <style:style style:name="TableCell7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708" style:family="table-row">
      <style:table-row-properties/>
    </style:style>
    <style:style style:name="TableCell7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713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714" style:family="table-row">
      <style:table-row-properties/>
    </style:style>
    <style:style style:name="TableCell7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6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7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1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24" style:family="table-row">
      <style:table-row-properties/>
    </style:style>
    <style:style style:name="TableCell7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2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729" style:family="table-row">
      <style:table-row-properties/>
    </style:style>
    <style:style style:name="TableCell7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3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41" style:family="table-row">
      <style:table-row-properties/>
    </style:style>
    <style:style style:name="TableCell7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4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53" style:family="table-row">
      <style:table-row-properties/>
    </style:style>
    <style:style style:name="TableCell7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5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5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63" style:family="table-row">
      <style:table-row-properties/>
    </style:style>
    <style:style style:name="TableCell7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768" style:family="table-row">
      <style:table-row-properties/>
    </style:style>
    <style:style style:name="TableCell7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773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774" style:family="table-row">
      <style:table-row-properties/>
    </style:style>
    <style:style style:name="TableCell7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6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7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7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82" style:family="table-row">
      <style:table-row-properties/>
    </style:style>
    <style:style style:name="TableCell7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7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794" style:family="table-row">
      <style:table-row-properties/>
    </style:style>
    <style:style style:name="TableCell7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7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79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800" style:family="table-row">
      <style:table-row-properties/>
    </style:style>
    <style:style style:name="TableCell8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8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0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08" style:family="table-row">
      <style:table-row-properties/>
    </style:style>
    <style:style style:name="TableCell8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1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20" style:family="table-row">
      <style:table-row-properties/>
    </style:style>
    <style:style style:name="TableCell8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2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2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825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826" style:family="table-row">
      <style:table-row-properties/>
    </style:style>
    <style:style style:name="TableCell8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28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8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3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34" style:family="table-row">
      <style:table-row-properties/>
    </style:style>
    <style:style style:name="TableCell8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44" style:family="table-row">
      <style:table-row-properties/>
    </style:style>
    <style:style style:name="TableCell8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4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54" style:family="table-row">
      <style:table-row-properties/>
    </style:style>
    <style:style style:name="TableCell8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5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64" style:family="table-row">
      <style:table-row-properties/>
    </style:style>
    <style:style style:name="TableCell8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6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74" style:family="table-row">
      <style:table-row-properties/>
    </style:style>
    <style:style style:name="TableCell8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84" style:family="table-row">
      <style:table-row-properties/>
    </style:style>
    <style:style style:name="TableCell8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8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8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894" style:family="table-row">
      <style:table-row-properties/>
    </style:style>
    <style:style style:name="TableCell8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9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8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89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900" style:family="table-row">
      <style:table-row-properties/>
    </style:style>
    <style:style style:name="TableCell9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0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9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0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11" style:family="table-row">
      <style:table-row-properties/>
    </style:style>
    <style:style style:name="TableCell9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1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1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2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22" style:family="table-row">
      <style:table-row-properties/>
    </style:style>
    <style:style style:name="TableCell9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2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2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3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33" style:family="table-row">
      <style:table-row-properties/>
    </style:style>
    <style:style style:name="TableCell9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93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939" style:family="table-row">
      <style:table-row-properties/>
    </style:style>
    <style:style style:name="TableCell9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9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44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45" style:family="table-row">
      <style:table-row-properties/>
    </style:style>
    <style:style style:name="TableCell9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5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55" style:family="table-row">
      <style:table-row-properties/>
    </style:style>
    <style:style style:name="TableCell9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5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960" style:family="table-row">
      <style:table-row-properties/>
    </style:style>
    <style:style style:name="TableCell9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76" style:family="table-row">
      <style:table-row-properties/>
    </style:style>
    <style:style style:name="TableCell9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8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988" style:family="table-row">
      <style:table-row-properties/>
    </style:style>
    <style:style style:name="TableCell9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9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9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9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00" style:family="table-row">
      <style:table-row-properties/>
    </style:style>
    <style:style style:name="TableCell10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005" style:family="table-row">
      <style:table-row-properties/>
    </style:style>
    <style:style style:name="TableCell100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0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0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010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011" style:family="table-row">
      <style:table-row-properties/>
    </style:style>
    <style:style style:name="TableCell10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3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0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19" style:family="table-row">
      <style:table-row-properties/>
    </style:style>
    <style:style style:name="TableCell10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2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2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2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2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2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29" style:family="table-row">
      <style:table-row-properties/>
    </style:style>
    <style:style style:name="TableCell10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3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3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39" style:family="table-row">
      <style:table-row-properties/>
    </style:style>
    <style:style style:name="TableCell10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4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4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4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4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4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49" style:family="table-row">
      <style:table-row-properties/>
    </style:style>
    <style:style style:name="TableCell10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5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5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59" style:family="table-row">
      <style:table-row-properties/>
    </style:style>
    <style:style style:name="TableCell10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6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6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6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6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6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69" style:family="table-row">
      <style:table-row-properties/>
    </style:style>
    <style:style style:name="TableCell10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7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7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75" style:parent-style-name="DefaultParagraphFont" style:family="text">
      <style:text-properties style:font-name="Consolas" style:font-name-asian="Times New Roman" style:font-name-complex="Segoe UI" fo:color="#032F62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79" style:family="table-row">
      <style:table-row-properties/>
    </style:style>
    <style:style style:name="TableCell10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084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085" style:family="table-row">
      <style:table-row-properties/>
    </style:style>
    <style:style style:name="TableCell10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7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0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09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096" style:family="table-row">
      <style:table-row-properties/>
    </style:style>
    <style:style style:name="TableCell10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0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101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102" style:family="table-row">
      <style:table-row-properties/>
    </style:style>
    <style:style style:name="TableCell11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04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1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07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08" style:family="table-row">
      <style:table-row-properties/>
    </style:style>
    <style:style style:name="TableCell11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1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1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18" style:family="table-row">
      <style:table-row-properties/>
    </style:style>
    <style:style style:name="TableCell11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2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123" style:family="table-row">
      <style:table-row-properties/>
    </style:style>
    <style:style style:name="TableCell11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2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12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129" style:family="table-row">
      <style:table-row-properties/>
    </style:style>
    <style:style style:name="TableCell11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1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134" style:family="table-row">
      <style:table-row-properties/>
    </style:style>
    <style:style style:name="TableCell11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139" style:family="table-row">
      <style:table-row-properties/>
    </style:style>
    <style:style style:name="TableCell11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4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144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145" style:family="table-row">
      <style:table-row-properties/>
    </style:style>
    <style:style style:name="TableCell11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47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1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5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54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55" style:family="table-row">
      <style:table-row-properties/>
    </style:style>
    <style:style style:name="TableCell11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5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160" style:family="table-row">
      <style:table-row-properties/>
    </style:style>
    <style:style style:name="TableCell11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6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7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7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72" style:family="table-row">
      <style:table-row-properties/>
    </style:style>
    <style:style style:name="TableCell11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7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7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7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7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182" style:family="table-row">
      <style:table-row-properties/>
    </style:style>
    <style:style style:name="TableCell11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8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8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187" style:family="table-row">
      <style:table-row-properties/>
    </style:style>
    <style:style style:name="TableCell118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8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19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9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192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193" style:family="table-row">
      <style:table-row-properties/>
    </style:style>
    <style:style style:name="TableCell11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95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1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9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19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19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02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03" style:family="table-row">
      <style:table-row-properties/>
    </style:style>
    <style:style style:name="TableCell12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0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0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208" style:family="table-row">
      <style:table-row-properties/>
    </style:style>
    <style:style style:name="TableCell12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1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20" style:family="table-row">
      <style:table-row-properties/>
    </style:style>
    <style:style style:name="TableCell12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2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2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2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2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30" style:family="table-row">
      <style:table-row-properties/>
    </style:style>
    <style:style style:name="TableCell12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3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3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3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4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42" style:family="table-row">
      <style:table-row-properties/>
    </style:style>
    <style:style style:name="TableCell12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4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247" style:family="table-row">
      <style:table-row-properties/>
    </style:style>
    <style:style style:name="TableCell12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4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252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253" style:family="table-row">
      <style:table-row-properties/>
    </style:style>
    <style:style style:name="TableCell125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55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25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5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5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5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6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6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62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63" style:family="table-row">
      <style:table-row-properties/>
    </style:style>
    <style:style style:name="TableCell12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6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6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268" style:family="table-row">
      <style:table-row-properties/>
    </style:style>
    <style:style style:name="TableCell12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7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7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7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80" style:family="table-row">
      <style:table-row-properties/>
    </style:style>
    <style:style style:name="TableCell12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8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8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2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8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8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2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290" style:family="table-row">
      <style:table-row-properties/>
    </style:style>
    <style:style style:name="TableCell12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9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295" style:family="table-row">
      <style:table-row-properties/>
    </style:style>
    <style:style style:name="TableCell12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2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9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300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301" style:family="table-row">
      <style:table-row-properties/>
    </style:style>
    <style:style style:name="TableCell13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03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3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0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0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0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0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10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11" style:family="table-row">
      <style:table-row-properties/>
    </style:style>
    <style:style style:name="TableCell13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1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316" style:family="table-row">
      <style:table-row-properties/>
    </style:style>
    <style:style style:name="TableCell13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1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2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28" style:family="table-row">
      <style:table-row-properties/>
    </style:style>
    <style:style style:name="TableCell13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3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3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3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3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38" style:family="table-row">
      <style:table-row-properties/>
    </style:style>
    <style:style style:name="TableCell13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4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4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4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4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46" style:family="table-row">
      <style:table-row-properties/>
    </style:style>
    <style:style style:name="TableCell13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4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5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58" style:family="table-row">
      <style:table-row-properties/>
    </style:style>
    <style:style style:name="TableCell13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6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363" style:family="table-row">
      <style:table-row-properties/>
    </style:style>
    <style:style style:name="TableCell13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6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6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36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369" style:family="table-row">
      <style:table-row-properties/>
    </style:style>
    <style:style style:name="TableCell13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7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3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7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7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7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78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79" style:family="table-row">
      <style:table-row-properties/>
    </style:style>
    <style:style style:name="TableCell13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8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8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384" style:family="table-row">
      <style:table-row-properties/>
    </style:style>
    <style:style style:name="TableCell13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8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8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3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39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396" style:family="table-row">
      <style:table-row-properties/>
    </style:style>
    <style:style style:name="TableCell13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3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0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0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08" style:family="table-row">
      <style:table-row-properties/>
    </style:style>
    <style:style style:name="TableCell14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413" style:family="table-row">
      <style:table-row-properties/>
    </style:style>
    <style:style style:name="TableCell141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1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1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41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419" style:family="table-row">
      <style:table-row-properties/>
    </style:style>
    <style:style style:name="TableCell14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2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4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2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2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28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29" style:family="table-row">
      <style:table-row-properties/>
    </style:style>
    <style:style style:name="TableCell14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3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3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434" style:family="table-row">
      <style:table-row-properties/>
    </style:style>
    <style:style style:name="TableCell14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3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3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4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46" style:family="table-row">
      <style:table-row-properties/>
    </style:style>
    <style:style style:name="TableCell14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4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5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58" style:family="table-row">
      <style:table-row-properties/>
    </style:style>
    <style:style style:name="TableCell14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6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6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6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6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6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68" style:family="table-row">
      <style:table-row-properties/>
    </style:style>
    <style:style style:name="TableCell14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7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7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473" style:family="table-row">
      <style:table-row-properties/>
    </style:style>
    <style:style style:name="TableCell14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7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7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47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479" style:family="table-row">
      <style:table-row-properties/>
    </style:style>
    <style:style style:name="TableCell14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8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4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8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84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85" style:family="table-row">
      <style:table-row-properties/>
    </style:style>
    <style:style style:name="TableCell14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8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8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49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9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9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494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495" style:family="table-row">
      <style:table-row-properties/>
    </style:style>
    <style:style style:name="TableCell14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9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4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9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500" style:family="table-row">
      <style:table-row-properties/>
    </style:style>
    <style:style style:name="TableCell15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0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0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0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1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1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12" style:family="table-row">
      <style:table-row-properties/>
    </style:style>
    <style:style style:name="TableCell151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1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1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1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1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1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20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22" style:family="table-row">
      <style:table-row-properties/>
    </style:style>
    <style:style style:name="TableCell15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2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2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527" style:family="table-row">
      <style:table-row-properties/>
    </style:style>
    <style:style style:name="TableCell15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2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3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532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533" style:family="table-row">
      <style:table-row-properties/>
    </style:style>
    <style:style style:name="TableCell15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35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5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3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3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42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43" style:family="table-row">
      <style:table-row-properties/>
    </style:style>
    <style:style style:name="TableCell15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4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4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548" style:family="table-row">
      <style:table-row-properties/>
    </style:style>
    <style:style style:name="TableCell15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5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5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5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60" style:family="table-row">
      <style:table-row-properties/>
    </style:style>
    <style:style style:name="TableCell15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6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6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70" style:family="table-row">
      <style:table-row-properties/>
    </style:style>
    <style:style style:name="TableCell15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7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7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575" style:family="table-row">
      <style:table-row-properties/>
    </style:style>
    <style:style style:name="TableCell15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7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7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580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581" style:family="table-row">
      <style:table-row-properties/>
    </style:style>
    <style:style style:name="TableCell15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83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5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8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58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8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8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590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591" style:family="table-row">
      <style:table-row-properties/>
    </style:style>
    <style:style style:name="TableCell15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9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9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596" style:family="table-row">
      <style:table-row-properties/>
    </style:style>
    <style:style style:name="TableCell15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9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5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0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0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08" style:family="table-row">
      <style:table-row-properties/>
    </style:style>
    <style:style style:name="TableCell16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1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1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1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1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1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16" style:family="table-row">
      <style:table-row-properties/>
    </style:style>
    <style:style style:name="TableCell16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1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2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2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2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2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26" style:family="table-row">
      <style:table-row-properties/>
    </style:style>
    <style:style style:name="TableCell16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3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3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38" style:family="table-row">
      <style:table-row-properties/>
    </style:style>
    <style:style style:name="TableCell16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4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4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643" style:family="table-row">
      <style:table-row-properties/>
    </style:style>
    <style:style style:name="TableCell16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4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4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64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649" style:family="table-row">
      <style:table-row-properties/>
    </style:style>
    <style:style style:name="TableCell16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5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6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5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5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5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58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59" style:family="table-row">
      <style:table-row-properties/>
    </style:style>
    <style:style style:name="TableCell16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6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6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664" style:family="table-row">
      <style:table-row-properties/>
    </style:style>
    <style:style style:name="TableCell16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6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6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6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7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76" style:family="table-row">
      <style:table-row-properties/>
    </style:style>
    <style:style style:name="TableCell16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7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8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8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8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88" style:family="table-row">
      <style:table-row-properties/>
    </style:style>
    <style:style style:name="TableCell16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9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6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9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69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9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9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9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69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698" style:family="table-row">
      <style:table-row-properties/>
    </style:style>
    <style:style style:name="TableCell16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0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0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703" style:family="table-row">
      <style:table-row-properties/>
    </style:style>
    <style:style style:name="TableCell17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0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0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70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709" style:family="table-row">
      <style:table-row-properties/>
    </style:style>
    <style:style style:name="TableCell17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1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7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1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1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1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1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1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18" style:parent-style-name="DefaultParagraphFont" style:family="text">
      <style:text-properties style:font-name="Consolas" style:font-name-asian="Times New Roman" style:font-name-complex="Segoe UI" fo:color="#6F42C1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19" style:family="table-row">
      <style:table-row-properties/>
    </style:style>
    <style:style style:name="TableCell172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2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2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2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724" style:family="table-row">
      <style:table-row-properties/>
    </style:style>
    <style:style style:name="TableCell17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2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2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2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36" style:family="table-row">
      <style:table-row-properties/>
    </style:style>
    <style:style style:name="TableCell17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3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4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4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4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4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44" style:family="table-row">
      <style:table-row-properties/>
    </style:style>
    <style:style style:name="TableCell17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48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4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5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56" style:family="table-row">
      <style:table-row-properties/>
    </style:style>
    <style:style style:name="TableCell17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6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6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76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68" style:family="table-row">
      <style:table-row-properties/>
    </style:style>
    <style:style style:name="TableCell17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7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7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773" style:family="table-row">
      <style:table-row-properties/>
    </style:style>
    <style:style style:name="TableCell177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7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7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7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778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779" style:family="table-row">
      <style:table-row-properties/>
    </style:style>
    <style:style style:name="TableCell17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81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7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8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84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85" style:family="table-row">
      <style:table-row-properties/>
    </style:style>
    <style:style style:name="TableCell17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8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8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90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91" style:family="table-row">
      <style:table-row-properties/>
    </style:style>
    <style:style style:name="TableCell17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9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7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95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796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797" style:family="table-row">
      <style:table-row-properties/>
    </style:style>
    <style:style style:name="TableCell17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99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01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02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03" style:family="table-row">
      <style:table-row-properties/>
    </style:style>
    <style:style style:name="TableCell18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0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07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08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09" style:family="table-row">
      <style:table-row-properties/>
    </style:style>
    <style:style style:name="TableCell18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1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13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14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15" style:family="table-row">
      <style:table-row-properties/>
    </style:style>
    <style:style style:name="TableCell18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17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1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820" style:family="table-row">
      <style:table-row-properties/>
    </style:style>
    <style:style style:name="TableCell18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2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8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2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25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26" style:family="table-row">
      <style:table-row-properties/>
    </style:style>
    <style:style style:name="TableCell182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2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2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30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31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32" style:family="table-row">
      <style:table-row-properties/>
    </style:style>
    <style:style style:name="TableCell18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3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3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837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838" style:family="table-row">
      <style:table-row-properties/>
    </style:style>
    <style:style style:name="TableCell18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40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8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4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43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44" style:family="table-row">
      <style:table-row-properties/>
    </style:style>
    <style:style style:name="TableCell18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4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4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849" style:family="table-row">
      <style:table-row-properties/>
    </style:style>
    <style:style style:name="TableCell18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5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5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Row1854" style:family="table-row">
      <style:table-row-properties/>
    </style:style>
    <style:style style:name="TableCell18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5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5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85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860" style:family="table-row">
      <style:table-row-properties/>
    </style:style>
    <style:style style:name="TableCell18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6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8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6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6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6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6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7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7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7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73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74" style:family="table-row">
      <style:table-row-properties/>
    </style:style>
    <style:style style:name="TableCell18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76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78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879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880" style:family="table-row">
      <style:table-row-properties/>
    </style:style>
    <style:style style:name="TableCell18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82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8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8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88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8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8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8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89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89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891" style:family="table-row">
      <style:table-row-properties/>
    </style:style>
    <style:style style:name="TableCell18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9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8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95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896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897" style:family="table-row">
      <style:table-row-properties/>
    </style:style>
    <style:style style:name="TableCell18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99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9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01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02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4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08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09" style:family="table-row">
      <style:table-row-properties/>
    </style:style>
    <style:style style:name="TableCell19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11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13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P1914" style:parent-style-name="Normal" style:family="paragraph">
      <style:paragraph-properties fo:widows="2" fo:orphans="2" fo:text-align="end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Row1915" style:family="table-row">
      <style:table-row-properties/>
    </style:style>
    <style:style style:name="TableCell19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17" style:parent-style-name="Normal" style:family="paragraph">
      <style:paragraph-properties fo:widows="2" fo:orphans="2" style:vertical-align="auto" style:line-height-at-least="0.2083in"/>
      <style:text-properties style:font-name-asian="Times New Roman" style:font-name-complex="Times New Roman" style:letter-kerning="false" fo:font-size="10pt" style:font-size-asian="10pt" style:font-size-complex="10pt" fo:language="bg" fo:country="BG" style:language-asian="bg" style:country-asian="BG" style:language-complex="ar" style:country-complex="SA" fo:hyphenate="true"/>
    </style:style>
    <style:style style:name="TableCell19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19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2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2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6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2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28" style:family="table-row">
      <style:table-row-properties/>
    </style:style>
    <style:style style:name="TableCell19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3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3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33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4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3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40" style:family="table-row">
      <style:table-row-properties/>
    </style:style>
    <style:style style:name="TableCell19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4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4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45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46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4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48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4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50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51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52" style:family="table-row">
      <style:table-row-properties/>
    </style:style>
    <style:style style:name="TableCell195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54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5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56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57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58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59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60" style:family="table-row">
      <style:table-row-properties/>
    </style:style>
    <style:style style:name="TableCell19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6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6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6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6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6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6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69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0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1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2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5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7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78" style:family="table-row">
      <style:table-row-properties/>
    </style:style>
    <style:style style:name="TableCell19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80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82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83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4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7" style:parent-style-name="DefaultParagraphFont" style:family="text">
      <style:text-properties style:font-name="Consolas" style:font-name-asian="Times New Roman" style:font-name-complex="Segoe UI" fo:color="#005CC5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8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89" style:parent-style-name="DefaultParagraphFont" style:family="text">
      <style:text-properties style:font-name="Consolas" style:font-name-asian="Times New Roman" style:font-name-complex="Segoe UI" fo:color="#6A737D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ableRow1990" style:family="table-row">
      <style:table-row-properties/>
    </style:style>
    <style:style style:name="TableCell19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92" style:parent-style-name="Normal" style:family="paragraph">
      <style:paragraph-properties fo:widows="2" fo:orphans="2" style:vertical-align="auto" style:line-height-at-least="0.2083in"/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 fo:hyphenate="true"/>
    </style:style>
    <style:style style:name="TableCell19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94" style:parent-style-name="Normal" style:family="paragraph">
      <style:paragraph-properties fo:widows="2" fo:orphans="2" style:vertical-align="auto" style:line-height-at-least="0.2083in"/>
      <style:text-properties fo:hyphenate="true"/>
    </style:style>
    <style:style style:name="T1995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96" style:parent-style-name="DefaultParagraphFont" style:family="text">
      <style:text-properties style:font-name="Consolas" style:font-name-asian="Times New Roman" style:font-name-complex="Segoe UI" fo:color="#24292E" style:letter-kerning="false" fo:font-size="9pt" style:font-size-asian="9pt" style:font-size-complex="9pt" fo:language="bg" fo:country="BG" style:language-asian="bg" style:country-asian="BG" style:language-complex="ar" style:country-complex="SA"/>
    </style:style>
    <style:style style:name="T1997" style:parent-style-name="DefaultParagraphFont" style:family="text">
      <style:text-properties style:font-name="Consolas" style:font-name-asian="Times New Roman" style:font-name-complex="Segoe UI" fo:color="#D73A49" style:letter-kerning="false" fo:font-size="9pt" style:font-size-asian="9pt" style:font-size-complex="9pt" fo:language="bg" fo:country="BG" style:language-asian="bg" style:country-asian="BG" style:language-complex="ar" style:country-complex="S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--problem 1</text:span></text:p>
          </table:table-cell>
          <table:table-cell>
            <text:p text:style-name="P6"/>
          </table:table-cell>
        </table:table-row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  <text:p text:style-name="P13"/>
          </table:table-cell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<text:span text:style-name="T19">CREATE</text:span><text:span text:style-name="T20"><text:s/></text:span><text:span text:style-name="T21">TABLE</text:span><text:span text:style-name="T22"><text:s/></text:span><text:span text:style-name="T23">Passports</text:span>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(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<text:span text:style-name="T34"><text:tab/>PassportID<text:s/></text:span><text:span text:style-name="T35">INT</text:span><text:span text:style-name="T36"><text:s/></text:span><text:span text:style-name="T37">PRIMARY KEY</text:span><text:span text:style-name="T38"><text:s/>IDENTITY<text:s/></text:span><text:span text:style-name="T39">NOT NULL</text:span><text:span text:style-name="T40">,</text:span>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<text:span text:style-name="T46"><text:tab/>PassportNumber NVARCHAR(</text:span><text:span text:style-name="T47">50</text:span><text:span text:style-name="T48">)</text:span>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)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<text:span text:style-name="T65">DBCC checkident (</text:span><text:span text:style-name="T66">'Passports'</text:span><text:span text:style-name="T67">, reseed,<text:s/></text:span><text:span text:style-name="T68">101</text:span><text:span text:style-name="T69">)<text:s/></text:span><text:span text:style-name="T70">--so that the identity No. starts from 101</text:span>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<text:span text:style-name="T82">CREATE</text:span><text:span text:style-name="T83"><text:s/></text:span><text:span text:style-name="T84">TABLE</text:span><text:span text:style-name="T85"><text:s/></text:span><text:span text:style-name="T86">Persons</text:span>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(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<text:tab/>PersonID<text:s/></text:span><text:span text:style-name="T98">INT</text:span><text:span text:style-name="T99"><text:s/>IDENTITY<text:s/></text:span><text:span text:style-name="T100">NOT NULL</text:span><text:span text:style-name="T101">,<text:s/></text:span><text:span text:style-name="T102">--without PRIMARY KEY</text:span>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T108"><text:tab/>FirstName<text:s/></text:span><text:span text:style-name="T109">VARCHAR</text:span><text:span text:style-name="T110">(</text:span><text:span text:style-name="T111">50</text:span><text:span text:style-name="T112">)<text:s/></text:span><text:span text:style-name="T113">NOT NULL</text:span><text:span text:style-name="T114">,</text:span>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<text:span text:style-name="T120"><text:tab/>Salary<text:s/></text:span><text:span text:style-name="T121">DECIMAL</text:span><text:span text:style-name="T122">(</text:span><text:span text:style-name="T123">7</text:span><text:span text:style-name="T124">,<text:s/></text:span><text:span text:style-name="T125">2</text:span><text:span text:style-name="T126">),</text:span>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<text:span text:style-name="T132"><text:tab/>PassportID<text:s/></text:span><text:span text:style-name="T133">INT</text:span><text:span text:style-name="T134"><text:s/></text:span><text:span text:style-name="T135">FOREIGN KEY</text:span><text:span text:style-name="T136"><text:s/></text:span><text:span text:style-name="T137">REFERENCES</text:span><text:span text:style-name="T138"><text:s/>Passports(PassportID)</text:span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>)</text:p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<text:span text:style-name="T155">ALTER</text:span><text:span text:style-name="T156"><text:s/></text:span><text:span text:style-name="T157">TABLE</text:span><text:span text:style-name="T158"><text:s/>Persons ADD<text:s/></text:span><text:span text:style-name="T159">PRIMARY KEY</text:span><text:span text:style-name="T160">(PersonID)<text:s/></text:span><text:span text:style-name="T161">--so that the PRIMARY KEY is then added</text:span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<text:span text:style-name="T173">INSERT INTO</text:span><text:span text:style-name="T174"><text:s/>Passports<text:s/></text:span><text:span text:style-name="T175">VALUES</text:span>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<text:span text:style-name="T181">(</text:span><text:span text:style-name="T182">'N34FG21B'</text:span><text:span text:style-name="T183">),<text:s/></text:span>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<text:span text:style-name="T189">(</text:span><text:span text:style-name="T190">'K65LO4R7'</text:span><text:span text:style-name="T191">),<text:s/></text:span>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><text:span text:style-name="T197">(</text:span><text:span text:style-name="T198">'ZE657QP2'</text:span><text:span text:style-name="T199">)</text:span>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<text:span text:style-name="T211">INSERT INTO</text:span><text:span text:style-name="T212"><text:s/>Persons<text:s/></text:span><text:span text:style-name="T213">VALUES</text:span></text:p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><text:span text:style-name="T219">(</text:span><text:span text:style-name="T220">'Roberto'</text:span><text:span text:style-name="T221">,<text:s/></text:span><text:span text:style-name="T222">43300</text:span><text:span text:style-name="T223">.</text:span><text:span text:style-name="T224">00</text:span><text:span text:style-name="T225">,<text:s/></text:span><text:span text:style-name="T226">102</text:span><text:span text:style-name="T227">),</text:span></text:p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><text:span text:style-name="T233">(</text:span><text:span text:style-name="T234">'Tom'</text:span><text:span text:style-name="T235">,<text:s/></text:span><text:span text:style-name="T236">56100</text:span><text:span text:style-name="T237">.</text:span><text:span text:style-name="T238">00</text:span><text:span text:style-name="T239">,<text:s/></text:span><text:span text:style-name="T240">103</text:span><text:span text:style-name="T241">),</text:span></text:p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<text:span text:style-name="T247">(</text:span><text:span text:style-name="T248">'Yana'</text:span><text:span text:style-name="T249">,<text:s/></text:span><text:span text:style-name="T250">60200</text:span><text:span text:style-name="T251">.</text:span><text:span text:style-name="T252">00</text:span><text:span text:style-name="T253">,<text:s/></text:span><text:span text:style-name="T254">101</text:span><text:span text:style-name="T255">)</text:span></text:p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<text:span text:style-name="T267">SELECT</text:span><text:span text:style-name="T268"><text:s/></text:span><text:span text:style-name="T269">*</text:span><text:span text:style-name="T270"><text:s/></text:span><text:span text:style-name="T271">FROM</text:span><text:span text:style-name="T272"><text:s/>Passports</text:span></text:p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><text:span text:style-name="T278">SELECT</text:span><text:span text:style-name="T279"><text:s/></text:span><text:span text:style-name="T280">*</text:span><text:span text:style-name="T281"><text:s/></text:span><text:span text:style-name="T282">FROM</text:span><text:span text:style-name="T283"><text:s/>Persons</text:span>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<text:span text:style-name="T295">--problem 2</text:span>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<text:span text:style-name="T301">CREATE</text:span><text:span text:style-name="T302"><text:s/></text:span><text:span text:style-name="T303">TABLE</text:span><text:span text:style-name="T304"><text:s/></text:span><text:span text:style-name="T305">Manufacturers</text:span></text:p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(</text:p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><text:span text:style-name="T316"><text:tab/>ManufacturerID<text:s/></text:span><text:span text:style-name="T317">INT</text:span><text:span text:style-name="T318"><text:s/></text:span><text:span text:style-name="T319">PRIMARY KEY</text:span><text:span text:style-name="T320"><text:s/>IDENTITY<text:s/></text:span><text:span text:style-name="T321">NOT NULL</text:span><text:span text:style-name="T322">,</text:span>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><text:span text:style-name="T328"><text:tab/>[Name]<text:s/></text:span><text:span text:style-name="T329">VARCHAR</text:span><text:span text:style-name="T330">(</text:span><text:span text:style-name="T331">50</text:span><text:span text:style-name="T332">)<text:s/></text:span><text:span text:style-name="T333">NOT NULL</text:span><text:span text:style-name="T334">,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<text:span text:style-name="T340"><text:tab/>EstablishedOn<text:s/></text:span><text:span text:style-name="T341">DATE</text:span></text:p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)</text:p>
          </table:table-cell>
        </table:table-row>
        <table:table-row table:style-name="TableRow347">
          <table:table-cell table:style-name="TableCell348">
            <text:p text:style-name="P349"/>
          </table:table-cell>
          <table:table-cell table:style-name="TableCell350">
            <text:p text:style-name="P351"/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><text:span text:style-name="T358">CREATE</text:span><text:span text:style-name="T359"><text:s/></text:span><text:span text:style-name="T360">TABLE</text:span><text:span text:style-name="T361"><text:s/></text:span><text:span text:style-name="T362">Models</text:span></text:p>
          </table:table-cell>
        </table:table-row>
        <table:table-row table:style-name="TableRow363">
          <table:table-cell table:style-name="TableCell364">
            <text:p text:style-name="P365"/>
          </table:table-cell>
          <table:table-cell table:style-name="TableCell366">
            <text:p text:style-name="P367">(</text:p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><text:span text:style-name="T373"><text:tab/>ModelID<text:s/></text:span><text:span text:style-name="T374">INT</text:span><text:span text:style-name="T375"><text:s/></text:span><text:span text:style-name="T376">PRIMARY KEY</text:span><text:span text:style-name="T377"><text:s/>IDENTITY(</text:span><text:span text:style-name="T378">101</text:span><text:span text:style-name="T379">,<text:s/></text:span><text:span text:style-name="T380">1</text:span><text:span text:style-name="T381">)<text:s/></text:span><text:span text:style-name="T382">NOT NULL</text:span><text:span text:style-name="T383">,<text:s/></text:span><text:span text:style-name="T384">--it will begin from 101 and will increment with 1</text:span>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><text:span text:style-name="T390"><text:tab/>[Name] NVARCHAR(</text:span><text:span text:style-name="T391">50</text:span><text:span text:style-name="T392">)<text:s/></text:span><text:span text:style-name="T393">NOT NULL</text:span><text:span text:style-name="T394">,</text:span></text:p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><text:span text:style-name="T400"><text:tab/>ManufacturerID<text:s/></text:span><text:span text:style-name="T401">INT</text:span><text:span text:style-name="T402"><text:s/></text:span><text:span text:style-name="T403">FOREIGN KEY</text:span><text:span text:style-name="T404"><text:s/></text:span><text:span text:style-name="T405">REFERENCES</text:span><text:span text:style-name="T406"><text:s/>Manufacturers(ManufacturerID)</text:span></text:p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>)</text:p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  <text:p text:style-name="P417"/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><text:span text:style-name="T423">INSERT INTO</text:span><text:span text:style-name="T424"><text:s/>Manufacturers<text:s/></text:span><text:span text:style-name="T425">VALUES</text:span>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><text:span text:style-name="T431">(</text:span><text:span text:style-name="T432">'BMW'</text:span><text:span text:style-name="T433">,<text:s/></text:span><text:span text:style-name="T434">'1916-03-07'</text:span><text:span text:style-name="T435">),</text:span></text:p>
          </table:table-cell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><text:span text:style-name="T441">(</text:span><text:span text:style-name="T442">'Tesla'</text:span><text:span text:style-name="T443">,<text:s/></text:span><text:span text:style-name="T444">'2003-01-01'</text:span><text:span text:style-name="T445">),</text:span></text:p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><text:span text:style-name="T451">(</text:span><text:span text:style-name="T452">'Lada'</text:span><text:span text:style-name="T453">,<text:s/></text:span><text:span text:style-name="T454">'1966-05-01'</text:span><text:span text:style-name="T455">)</text:span>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  <text:p text:style-name="P461"/>
          </table:table-cell>
        </table:table-row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><text:span text:style-name="T467">INSERT INTO</text:span><text:span text:style-name="T468"><text:s/>Models<text:s/></text:span><text:span text:style-name="T469">VALUES</text:span></text:p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><text:span text:style-name="T475">(</text:span><text:span text:style-name="T476">'X1'</text:span><text:span text:style-name="T477">,<text:s/></text:span><text:span text:style-name="T478">'1'</text:span><text:span text:style-name="T479">),</text:span></text:p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><text:span text:style-name="T485">(</text:span><text:span text:style-name="T486">'i6'</text:span><text:span text:style-name="T487">,<text:s/></text:span><text:span text:style-name="T488">'1'</text:span><text:span text:style-name="T489">),</text:span>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><text:span text:style-name="T495">(</text:span><text:span text:style-name="T496">'Model S'</text:span><text:span text:style-name="T497">,<text:s/></text:span><text:span text:style-name="T498">'2'</text:span><text:span text:style-name="T499">),</text:span></text:p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P504"><text:span text:style-name="T505">(</text:span><text:span text:style-name="T506">'Model X'</text:span><text:span text:style-name="T507">,<text:s/></text:span><text:span text:style-name="T508">'2'</text:span><text:span text:style-name="T509">),</text:span></text:p>
          </table:table-cell>
        </table:table-row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><text:span text:style-name="T515">(</text:span><text:span text:style-name="T516">'Model 3'</text:span><text:span text:style-name="T517">,<text:s/></text:span><text:span text:style-name="T518">'2'</text:span><text:span text:style-name="T519">),</text:span></text:p>
          </table:table-cell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>
            <text:p text:style-name="P524"><text:span text:style-name="T525">(</text:span><text:span text:style-name="T526">'Nova'</text:span><text:span text:style-name="T527">,<text:s/></text:span><text:span text:style-name="T528">'3'</text:span><text:span text:style-name="T529">)</text:span></text:p>
          </table:table-cell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/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><text:span text:style-name="T541">SELECT</text:span><text:span text:style-name="T542"><text:s/></text:span><text:span text:style-name="T543">*</text:span><text:span text:style-name="T544"><text:s/></text:span><text:span text:style-name="T545">FROM</text:span><text:span text:style-name="T546"><text:s/>Manufacturers</text:span></text:p>
          </table:table-cell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>
            <text:p text:style-name="P551"><text:span text:style-name="T552">SELECT</text:span><text:span text:style-name="T553"><text:s/></text:span><text:span text:style-name="T554">*</text:span><text:span text:style-name="T555"><text:s/></text:span><text:span text:style-name="T556">FROM</text:span><text:span text:style-name="T557"><text:s/>Models</text:span></text:p>
          </table:table-cell>
        </table:table-row>
        <table:table-row table:style-name="TableRow558">
          <table:table-cell table:style-name="TableCell559">
            <text:p text:style-name="P560"/>
          </table:table-cell>
          <table:table-cell table:style-name="TableCell561">
            <text:p text:style-name="P562"/>
            <text:p text:style-name="P563"/>
          </table:table-cell>
        </table:table-row>
        <table:table-row table:style-name="TableRow564">
          <table:table-cell table:style-name="TableCell565">
            <text:p text:style-name="P566"/>
          </table:table-cell>
          <table:table-cell table:style-name="TableCell567">
            <text:p text:style-name="P568"><text:span text:style-name="T569">SELECT</text:span><text:span text:style-name="T570"><text:s/></text:span><text:span text:style-name="T571">Models</text:span><text:span text:style-name="T572">.</text:span><text:span text:style-name="T573">ModelID</text:span><text:span text:style-name="T574">, Models.[Name], Manufacturers.[Name]<text:s/></text:span><text:span text:style-name="T575">FROM</text:span><text:span text:style-name="T576"><text:s/>Models <text:s text:c="4"/></text:span><text:span text:style-name="T577">--test joining</text:span></text:p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P582"><text:span text:style-name="T583">JOIN</text:span><text:span text:style-name="T584"><text:s/>Manufacturers<text:s/></text:span><text:span text:style-name="T585">ON</text:span><text:span text:style-name="T586"><text:s/></text:span><text:span text:style-name="T587">Models</text:span><text:span text:style-name="T588">.</text:span><text:span text:style-name="T589">ManufacturerID</text:span><text:span text:style-name="T590"><text:s/></text:span><text:span text:style-name="T591">=</text:span><text:span text:style-name="T592"><text:s/></text:span><text:span text:style-name="T593">Manufacturers</text:span><text:span text:style-name="T594">.</text:span><text:span text:style-name="T595">ManufacturerID</text:span><text:span text:style-name="T596"><text:s/></text:span><text:span text:style-name="T597">--test joining</text:span></text:p>
          </table:table-cell>
        </table:table-row>
        <table:table-row table:style-name="TableRow598">
          <table:table-cell table:style-name="TableCell599">
            <text:p text:style-name="P600"/>
          </table:table-cell>
          <table:table-cell table:style-name="TableCell601">
            <text:p text:style-name="P602"/>
            <text:p text:style-name="P603"/>
          </table:table-cell>
        </table:table-row>
        <table:table-row table:style-name="TableRow604">
          <table:table-cell table:style-name="TableCell605">
            <text:p text:style-name="P606"/>
          </table:table-cell>
          <table:table-cell table:style-name="TableCell607">
            <text:p text:style-name="P608"><text:span text:style-name="T609">--problem 3</text:span></text:p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><text:span text:style-name="T615">CREATE</text:span><text:span text:style-name="T616"><text:s/></text:span><text:span text:style-name="T617">TABLE</text:span><text:span text:style-name="T618"><text:s/></text:span><text:span text:style-name="T619">Students</text:span><text:span text:style-name="T620"><text:s/></text:span></text:p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(</text:p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><text:span text:style-name="T631"><text:tab/>StudentID<text:s/></text:span><text:span text:style-name="T632">INT</text:span><text:span text:style-name="T633"><text:s/></text:span><text:span text:style-name="T634">PRIMARY KEY</text:span><text:span text:style-name="T635"><text:s/>IDENTITY<text:s/></text:span><text:span text:style-name="T636">NOT NULL</text:span><text:span text:style-name="T637">,</text:span></text:p>
          </table:table-cell>
        </table:table-row>
        <table:table-row table:style-name="TableRow638">
          <table:table-cell table:style-name="TableCell639">
            <text:p text:style-name="P640"/>
          </table:table-cell>
          <table:table-cell table:style-name="TableCell641">
            <text:p text:style-name="P642"><text:span text:style-name="T643"><text:tab/>[Name]<text:s/></text:span><text:span text:style-name="T644">VARCHAR</text:span><text:span text:style-name="T645">(</text:span><text:span text:style-name="T646">77</text:span><text:span text:style-name="T647">)<text:s/></text:span><text:span text:style-name="T648">NOT NULL</text:span></text:p>
          </table:table-cell>
        </table:table-row>
        <table:table-row table:style-name="TableRow649">
          <table:table-cell table:style-name="TableCell650">
            <text:p text:style-name="P651"/>
          </table:table-cell>
          <table:table-cell table:style-name="TableCell652">
            <text:p text:style-name="P653">)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/>
            <text:p text:style-name="P659"/>
          </table:table-cell>
        </table:table-row>
        <table:table-row table:style-name="TableRow660">
          <table:table-cell table:style-name="TableCell661">
            <text:p text:style-name="P662"/>
          </table:table-cell>
          <table:table-cell table:style-name="TableCell663">
            <text:p text:style-name="P664"><text:span text:style-name="T665">CREATE</text:span><text:span text:style-name="T666"><text:s/></text:span><text:span text:style-name="T667">TABLE</text:span><text:span text:style-name="T668"><text:s/></text:span><text:span text:style-name="T669">Exams</text:span><text:span text:style-name="T670"><text:s/></text:span></text:p>
          </table:table-cell>
        </table:table-row>
        <table:table-row table:style-name="TableRow671">
          <table:table-cell table:style-name="TableCell672">
            <text:p text:style-name="P673"/>
          </table:table-cell>
          <table:table-cell table:style-name="TableCell674">
            <text:p text:style-name="P675">(</text:p>
          </table:table-cell>
        </table:table-row>
        <table:table-row table:style-name="TableRow676">
          <table:table-cell table:style-name="TableCell677">
            <text:p text:style-name="P678"/>
          </table:table-cell>
          <table:table-cell table:style-name="TableCell679">
            <text:p text:style-name="P680"><text:span text:style-name="T681"><text:tab/>ExamID<text:s/></text:span><text:span text:style-name="T682">INT</text:span><text:span text:style-name="T683"><text:s/></text:span><text:span text:style-name="T684">PRIMARY KEY</text:span><text:span text:style-name="T685"><text:s/>IDENTITY(</text:span><text:span text:style-name="T686">101</text:span><text:span text:style-name="T687">,<text:s/></text:span><text:span text:style-name="T688">1</text:span><text:span text:style-name="T689">)<text:s/></text:span><text:span text:style-name="T690">NOT NULL</text:span><text:span text:style-name="T691">,</text:span></text:p>
          </table:table-cell>
        </table:table-row>
        <table:table-row table:style-name="TableRow692">
          <table:table-cell table:style-name="TableCell693">
            <text:p text:style-name="P694"/>
          </table:table-cell>
          <table:table-cell table:style-name="TableCell695">
            <text:p text:style-name="P696"><text:span text:style-name="T697"><text:tab/>[Name]<text:s/></text:span><text:span text:style-name="T698">VARCHAR</text:span><text:span text:style-name="T699">(</text:span><text:span text:style-name="T700">77</text:span><text:span text:style-name="T701">)<text:s/></text:span><text:span text:style-name="T702">NOT NULL</text:span>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)</text:p>
          </table:table-cell>
        </table:table-row>
        <table:table-row table:style-name="TableRow708">
          <table:table-cell table:style-name="TableCell709">
            <text:p text:style-name="P710"/>
          </table:table-cell>
          <table:table-cell table:style-name="TableCell711">
            <text:p text:style-name="P712"/>
            <text:p text:style-name="P713"/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><text:span text:style-name="T719">CREATE</text:span><text:span text:style-name="T720"><text:s/></text:span><text:span text:style-name="T721">TABLE</text:span><text:span text:style-name="T722"><text:s/></text:span><text:span text:style-name="T723">StudentsExams</text:span></text:p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>(</text:p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p text:style-name="P733"><text:span text:style-name="T734"><text:tab/>StudentID<text:s/></text:span><text:span text:style-name="T735">INT</text:span><text:span text:style-name="T736"><text:s/></text:span><text:span text:style-name="T737">FOREIGN KEY</text:span><text:span text:style-name="T738"><text:s/></text:span><text:span text:style-name="T739">REFERENCES</text:span><text:span text:style-name="T740"><text:s/>Students(StudentID),</text:span></text:p>
          </table:table-cell>
        </table:table-row>
        <table:table-row table:style-name="TableRow741">
          <table:table-cell table:style-name="TableCell742">
            <text:p text:style-name="P743"/>
          </table:table-cell>
          <table:table-cell table:style-name="TableCell744">
            <text:p text:style-name="P745"><text:span text:style-name="T746"><text:tab/>ExamID<text:s/></text:span><text:span text:style-name="T747">INT</text:span><text:span text:style-name="T748"><text:s/></text:span><text:span text:style-name="T749">FOREIGN KEY</text:span><text:span text:style-name="T750"><text:s/></text:span><text:span text:style-name="T751">REFERENCES</text:span><text:span text:style-name="T752"><text:s/>Exams(ExamID)</text:span></text:p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><text:span text:style-name="T758"><text:tab/></text:span><text:span text:style-name="T759">CONSTRAINT</text:span><text:span text:style-name="T760"><text:s/>PK_StudentsExamsId<text:s/></text:span><text:span text:style-name="T761">PRIMARY KEY</text:span><text:span text:style-name="T762"><text:s/>(StudentID, ExamID)</text:span></text:p>
          </table:table-cell>
        </table:table-row>
        <table:table-row table:style-name="TableRow763">
          <table:table-cell table:style-name="TableCell764">
            <text:p text:style-name="P765"/>
          </table:table-cell>
          <table:table-cell table:style-name="TableCell766">
            <text:p text:style-name="P767">)</text:p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/>
            <text:p text:style-name="P773"/>
          </table:table-cell>
        </table:table-row>
        <table:table-row table:style-name="TableRow774">
          <table:table-cell table:style-name="TableCell775">
            <text:p text:style-name="P776"/>
          </table:table-cell>
          <table:table-cell table:style-name="TableCell777">
            <text:p text:style-name="P778"><text:span text:style-name="T779">INSERT INTO</text:span><text:span text:style-name="T780"><text:s/>Students<text:s/></text:span><text:span text:style-name="T781">VALUES</text:span></text:p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><text:span text:style-name="T787">(</text:span><text:span text:style-name="T788">'Mila'</text:span><text:span text:style-name="T789">), (</text:span><text:span text:style-name="T790">'Toni'</text:span><text:span text:style-name="T791">), (</text:span><text:span text:style-name="T792">'Ron'</text:span><text:span text:style-name="T793">)</text:span></text:p>
          </table:table-cell>
        </table:table-row>
        <table:table-row table:style-name="TableRow794">
          <table:table-cell table:style-name="TableCell795">
            <text:p text:style-name="P796"/>
          </table:table-cell>
          <table:table-cell table:style-name="TableCell797">
            <text:p text:style-name="P798"/>
            <text:p text:style-name="P799"/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p text:style-name="P804"><text:span text:style-name="T805">INSERT INTO</text:span><text:span text:style-name="T806"><text:s/>Exams<text:s/></text:span><text:span text:style-name="T807">VALUES</text:span></text:p>
          </table:table-cell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p text:style-name="P812"><text:span text:style-name="T813">(</text:span><text:span text:style-name="T814">'SpringMVC'</text:span><text:span text:style-name="T815">), (</text:span><text:span text:style-name="T816">'Neo4j'</text:span><text:span text:style-name="T817">), (</text:span><text:span text:style-name="T818">'Oracle 11g'</text:span><text:span text:style-name="T819">)</text:span></text:p>
          </table:table-cell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p text:style-name="P824"/>
            <text:p text:style-name="P825"/>
          </table:table-cell>
        </table:table-row>
        <table:table-row table:style-name="TableRow826">
          <table:table-cell table:style-name="TableCell827">
            <text:p text:style-name="P828"/>
          </table:table-cell>
          <table:table-cell table:style-name="TableCell829">
            <text:p text:style-name="P830"><text:span text:style-name="T831">INSERT INTO</text:span><text:span text:style-name="T832"><text:s/>StudentsExams<text:s/></text:span><text:span text:style-name="T833">VALUES</text:span></text:p>
          </table:table-cell>
        </table:table-row>
        <table:table-row table:style-name="TableRow834">
          <table:table-cell table:style-name="TableCell835">
            <text:p text:style-name="P836"/>
          </table:table-cell>
          <table:table-cell table:style-name="TableCell837">
            <text:p text:style-name="P838"><text:span text:style-name="T839">(</text:span><text:span text:style-name="T840">1</text:span><text:span text:style-name="T841">,<text:s/></text:span><text:span text:style-name="T842">101</text:span><text:span text:style-name="T843">),</text:span></text:p>
          </table:table-cell>
        </table:table-row>
        <table:table-row table:style-name="TableRow844">
          <table:table-cell table:style-name="TableCell845">
            <text:p text:style-name="P846"/>
          </table:table-cell>
          <table:table-cell table:style-name="TableCell847">
            <text:p text:style-name="P848"><text:span text:style-name="T849">(</text:span><text:span text:style-name="T850">1</text:span><text:span text:style-name="T851">,<text:s/></text:span><text:span text:style-name="T852">102</text:span><text:span text:style-name="T853">),</text:span></text:p>
          </table:table-cell>
        </table:table-row>
        <table:table-row table:style-name="TableRow854">
          <table:table-cell table:style-name="TableCell855">
            <text:p text:style-name="P856"/>
          </table:table-cell>
          <table:table-cell table:style-name="TableCell857">
            <text:p text:style-name="P858"><text:span text:style-name="T859">(</text:span><text:span text:style-name="T860">2</text:span><text:span text:style-name="T861">,<text:s/></text:span><text:span text:style-name="T862">101</text:span><text:span text:style-name="T863">),</text:span></text:p>
          </table:table-cell>
        </table:table-row>
        <table:table-row table:style-name="TableRow864">
          <table:table-cell table:style-name="TableCell865">
            <text:p text:style-name="P866"/>
          </table:table-cell>
          <table:table-cell table:style-name="TableCell867">
            <text:p text:style-name="P868"><text:span text:style-name="T869">(</text:span><text:span text:style-name="T870">3</text:span><text:span text:style-name="T871">,<text:s/></text:span><text:span text:style-name="T872">103</text:span><text:span text:style-name="T873">),</text:span></text:p>
          </table:table-cell>
        </table:table-row>
        <table:table-row table:style-name="TableRow874">
          <table:table-cell table:style-name="TableCell875">
            <text:p text:style-name="P876"/>
          </table:table-cell>
          <table:table-cell table:style-name="TableCell877">
            <text:p text:style-name="P878"><text:span text:style-name="T879">(</text:span><text:span text:style-name="T880">2</text:span><text:span text:style-name="T881">,<text:s/></text:span><text:span text:style-name="T882">102</text:span><text:span text:style-name="T883">),</text:span></text:p>
          </table:table-cell>
        </table:table-row>
        <table:table-row table:style-name="TableRow884">
          <table:table-cell table:style-name="TableCell885">
            <text:p text:style-name="P886"/>
          </table:table-cell>
          <table:table-cell table:style-name="TableCell887">
            <text:p text:style-name="P888"><text:span text:style-name="T889">(</text:span><text:span text:style-name="T890">2</text:span><text:span text:style-name="T891">,<text:s/></text:span><text:span text:style-name="T892">103</text:span><text:span text:style-name="T893">)</text:span></text:p>
          </table:table-cell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  <text:p text:style-name="P899"/>
          </table:table-cell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<text:span text:style-name="T905">SELECT</text:span><text:span text:style-name="T906"><text:s/></text:span><text:span text:style-name="T907">*</text:span><text:span text:style-name="T908"><text:s/></text:span><text:span text:style-name="T909">FROM</text:span><text:span text:style-name="T910"><text:s/>Students</text:span></text:p>
          </table:table-cell>
        </table:table-row>
        <table:table-row table:style-name="TableRow911">
          <table:table-cell table:style-name="TableCell912">
            <text:p text:style-name="P913"/>
          </table:table-cell>
          <table:table-cell table:style-name="TableCell914">
            <text:p text:style-name="P915"><text:span text:style-name="T916">SELECT</text:span><text:span text:style-name="T917"><text:s/></text:span><text:span text:style-name="T918">*</text:span><text:span text:style-name="T919"><text:s/></text:span><text:span text:style-name="T920">FROM</text:span><text:span text:style-name="T921"><text:s/>Exams</text:span></text:p>
          </table:table-cell>
        </table:table-row>
        <table:table-row table:style-name="TableRow922">
          <table:table-cell table:style-name="TableCell923">
            <text:p text:style-name="P924"/>
          </table:table-cell>
          <table:table-cell table:style-name="TableCell925">
            <text:p text:style-name="P926"><text:span text:style-name="T927">SELECT</text:span><text:span text:style-name="T928"><text:s/></text:span><text:span text:style-name="T929">*</text:span><text:span text:style-name="T930"><text:s/></text:span><text:span text:style-name="T931">FROM</text:span><text:span text:style-name="T932"><text:s/>StudentsExams</text:span></text:p>
          </table:table-cell>
        </table:table-row>
        <table:table-row table:style-name="TableRow933">
          <table:table-cell table:style-name="TableCell934">
            <text:p text:style-name="P935"/>
          </table:table-cell>
          <table:table-cell table:style-name="TableCell936">
            <text:p text:style-name="P937"/>
            <text:p text:style-name="P938"/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><text:span text:style-name="T944">--problem 4</text:span></text:p>
          </table:table-cell>
        </table:table-row>
        <table:table-row table:style-name="TableRow945">
          <table:table-cell table:style-name="TableCell946">
            <text:p text:style-name="P947"/>
          </table:table-cell>
          <table:table-cell table:style-name="TableCell948">
            <text:p text:style-name="P949"><text:span text:style-name="T950">CREATE</text:span><text:span text:style-name="T951"><text:s/></text:span><text:span text:style-name="T952">TABLE</text:span><text:span text:style-name="T953"><text:s/></text:span><text:span text:style-name="T954">Teachers</text:span></text:p>
          </table:table-cell>
        </table:table-row>
        <table:table-row table:style-name="TableRow955">
          <table:table-cell table:style-name="TableCell956">
            <text:p text:style-name="P957"/>
          </table:table-cell>
          <table:table-cell table:style-name="TableCell958">
            <text:p text:style-name="P959">(</text:p>
          </table:table-cell>
        </table:table-row>
        <table:table-row table:style-name="TableRow960">
          <table:table-cell table:style-name="TableCell961">
            <text:p text:style-name="P962"/>
          </table:table-cell>
          <table:table-cell table:style-name="TableCell963">
            <text:p text:style-name="P964"><text:span text:style-name="T965"><text:tab/>TeacherID<text:s/></text:span><text:span text:style-name="T966">INT</text:span><text:span text:style-name="T967"><text:s/></text:span><text:span text:style-name="T968">PRIMARY KEY</text:span><text:span text:style-name="T969"><text:s/>IDENTITY(</text:span><text:span text:style-name="T970">101</text:span><text:span text:style-name="T971">,<text:s/></text:span><text:span text:style-name="T972">1</text:span><text:span text:style-name="T973">)<text:s/></text:span><text:span text:style-name="T974">NOT NULL</text:span><text:span text:style-name="T975">,</text:span></text:p>
          </table:table-cell>
        </table:table-row>
        <table:table-row table:style-name="TableRow976">
          <table:table-cell table:style-name="TableCell977">
            <text:p text:style-name="P978"/>
          </table:table-cell>
          <table:table-cell table:style-name="TableCell979">
            <text:p text:style-name="P980"><text:span text:style-name="T981"><text:tab/>[Name]<text:s/></text:span><text:span text:style-name="T982">VARCHAR</text:span><text:span text:style-name="T983">(</text:span><text:span text:style-name="T984">30</text:span><text:span text:style-name="T985">)<text:s/></text:span><text:span text:style-name="T986">NOT NULL</text:span><text:span text:style-name="T987">,</text:span></text:p>
          </table:table-cell>
        </table:table-row>
        <table:table-row table:style-name="TableRow988">
          <table:table-cell table:style-name="TableCell989">
            <text:p text:style-name="P990"/>
          </table:table-cell>
          <table:table-cell table:style-name="TableCell991">
            <text:p text:style-name="P992"><text:span text:style-name="T993"><text:tab/>ManagerID<text:s/></text:span><text:span text:style-name="T994">INT</text:span><text:span text:style-name="T995"><text:s/></text:span><text:span text:style-name="T996">FOREIGN KEY</text:span><text:span text:style-name="T997"><text:s/></text:span><text:span text:style-name="T998">REFERENCES</text:span><text:span text:style-name="T999"><text:s/>Teachers(TeacherID)</text:span></text:p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>)</text:p>
          </table:table-cell>
        </table:table-row>
        <table:table-row table:style-name="TableRow1005">
          <table:table-cell table:style-name="TableCell1006">
            <text:p text:style-name="P1007"/>
          </table:table-cell>
          <table:table-cell table:style-name="TableCell1008">
            <text:p text:style-name="P1009"/>
            <text:p text:style-name="P1010"/>
          </table:table-cell>
        </table:table-row>
        <table:table-row table:style-name="TableRow1011">
          <table:table-cell table:style-name="TableCell1012">
            <text:p text:style-name="P1013"/>
          </table:table-cell>
          <table:table-cell table:style-name="TableCell1014">
            <text:p text:style-name="P1015"><text:span text:style-name="T1016">INSERT INTO</text:span><text:span text:style-name="T1017"><text:s/>Teachers<text:s/></text:span><text:span text:style-name="T1018">VALUES</text:span></text:p>
          </table:table-cell>
        </table:table-row>
        <table:table-row table:style-name="TableRow1019">
          <table:table-cell table:style-name="TableCell1020">
            <text:p text:style-name="P1021"/>
          </table:table-cell>
          <table:table-cell table:style-name="TableCell1022">
            <text:p text:style-name="P1023"><text:span text:style-name="T1024">(</text:span><text:span text:style-name="T1025">'John'</text:span><text:span text:style-name="T1026">,<text:s/></text:span><text:span text:style-name="T1027">NULL</text:span><text:span text:style-name="T1028">),</text:span></text:p>
          </table:table-cell>
        </table:table-row>
        <table:table-row table:style-name="TableRow1029">
          <table:table-cell table:style-name="TableCell1030">
            <text:p text:style-name="P1031"/>
          </table:table-cell>
          <table:table-cell table:style-name="TableCell1032">
            <text:p text:style-name="P1033"><text:span text:style-name="T1034">(</text:span><text:span text:style-name="T1035">'Maya'</text:span><text:span text:style-name="T1036">,<text:s/></text:span><text:span text:style-name="T1037">106</text:span><text:span text:style-name="T1038">),</text:span></text:p>
          </table:table-cell>
        </table:table-row>
        <table:table-row table:style-name="TableRow1039">
          <table:table-cell table:style-name="TableCell1040">
            <text:p text:style-name="P1041"/>
          </table:table-cell>
          <table:table-cell table:style-name="TableCell1042">
            <text:p text:style-name="P1043"><text:span text:style-name="T1044">(</text:span><text:span text:style-name="T1045">'Silvia'</text:span><text:span text:style-name="T1046">,<text:s/></text:span><text:span text:style-name="T1047">106</text:span><text:span text:style-name="T1048">),</text:span></text:p>
          </table:table-cell>
        </table:table-row>
        <table:table-row table:style-name="TableRow1049">
          <table:table-cell table:style-name="TableCell1050">
            <text:p text:style-name="P1051"/>
          </table:table-cell>
          <table:table-cell table:style-name="TableCell1052">
            <text:p text:style-name="P1053"><text:span text:style-name="T1054">(</text:span><text:span text:style-name="T1055">'Ted'</text:span><text:span text:style-name="T1056">,<text:s/></text:span><text:span text:style-name="T1057">105</text:span><text:span text:style-name="T1058">),</text:span></text:p>
          </table:table-cell>
        </table:table-row>
        <table:table-row table:style-name="TableRow1059">
          <table:table-cell table:style-name="TableCell1060">
            <text:p text:style-name="P1061"/>
          </table:table-cell>
          <table:table-cell table:style-name="TableCell1062">
            <text:p text:style-name="P1063"><text:span text:style-name="T1064">(</text:span><text:span text:style-name="T1065">'Mark'</text:span><text:span text:style-name="T1066">,<text:s/></text:span><text:span text:style-name="T1067">101</text:span><text:span text:style-name="T1068">),</text:span></text:p>
          </table:table-cell>
        </table:table-row>
        <table:table-row table:style-name="TableRow1069">
          <table:table-cell table:style-name="TableCell1070">
            <text:p text:style-name="P1071"/>
          </table:table-cell>
          <table:table-cell table:style-name="TableCell1072">
            <text:p text:style-name="P1073"><text:span text:style-name="T1074">(</text:span><text:span text:style-name="T1075">'Greta'</text:span><text:span text:style-name="T1076">,<text:s/></text:span><text:span text:style-name="T1077">101</text:span><text:span text:style-name="T1078">)</text:span></text:p>
          </table:table-cell>
        </table:table-row>
        <table:table-row table:style-name="TableRow1079">
          <table:table-cell table:style-name="TableCell1080">
            <text:p text:style-name="P1081"/>
          </table:table-cell>
          <table:table-cell table:style-name="TableCell1082">
            <text:p text:style-name="P1083"/>
            <text:p text:style-name="P1084"/>
          </table:table-cell>
        </table:table-row>
        <table:table-row table:style-name="TableRow1085">
          <table:table-cell table:style-name="TableCell1086">
            <text:p text:style-name="P1087"/>
          </table:table-cell>
          <table:table-cell table:style-name="TableCell1088">
            <text:p text:style-name="P1089"><text:span text:style-name="T1090">SELECT</text:span><text:span text:style-name="T1091"><text:s/></text:span><text:span text:style-name="T1092">*</text:span><text:span text:style-name="T1093"><text:s/></text:span><text:span text:style-name="T1094">FROM</text:span><text:span text:style-name="T1095"><text:s/>Teachers</text:span></text:p>
          </table:table-cell>
        </table:table-row>
        <table:table-row table:style-name="TableRow1096">
          <table:table-cell table:style-name="TableCell1097">
            <text:p text:style-name="P1098"/>
          </table:table-cell>
          <table:table-cell table:style-name="TableCell1099">
            <text:p text:style-name="P1100"/>
            <text:p text:style-name="P1101"/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P1106"><text:span text:style-name="T1107">--problem 5</text:span></text:p>
          </table:table-cell>
        </table:table-row>
        <table:table-row table:style-name="TableRow1108">
          <table:table-cell table:style-name="TableCell1109">
            <text:p text:style-name="P1110"/>
          </table:table-cell>
          <table:table-cell table:style-name="TableCell1111">
            <text:p text:style-name="P1112"><text:span text:style-name="T1113">CREATE</text:span><text:span text:style-name="T1114"><text:s/></text:span><text:span text:style-name="T1115">DATABASE</text:span><text:span text:style-name="T1116"><text:s/></text:span><text:span text:style-name="T1117">OnlineStore</text:span></text:p>
          </table:table-cell>
        </table:table-row>
        <table:table-row table:style-name="TableRow1118">
          <table:table-cell table:style-name="TableCell1119">
            <text:p text:style-name="P1120"/>
          </table:table-cell>
          <table:table-cell table:style-name="TableCell1121">
            <text:p text:style-name="P1122">GO</text:p>
          </table:table-cell>
        </table:table-row>
        <table:table-row table:style-name="TableRow1123">
          <table:table-cell table:style-name="TableCell1124">
            <text:p text:style-name="P1125"/>
          </table:table-cell>
          <table:table-cell table:style-name="TableCell1126">
            <text:p text:style-name="P1127"/>
            <text:p text:style-name="P1128"/>
          </table:table-cell>
        </table:table-row>
        <table:table-row table:style-name="TableRow1129">
          <table:table-cell table:style-name="TableCell1130">
            <text:p text:style-name="P1131"/>
          </table:table-cell>
          <table:table-cell table:style-name="TableCell1132">
            <text:p text:style-name="P1133">USE OnlineStore</text:p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>GO</text:p>
          </table:table-cell>
        </table:table-row>
        <table:table-row table:style-name="TableRow1139">
          <table:table-cell table:style-name="TableCell1140">
            <text:p text:style-name="P1141"/>
          </table:table-cell>
          <table:table-cell table:style-name="TableCell1142">
            <text:p text:style-name="P1143"/>
            <text:p text:style-name="P1144"/>
          </table:table-cell>
        </table:table-row>
        <table:table-row table:style-name="TableRow1145">
          <table:table-cell table:style-name="TableCell1146">
            <text:p text:style-name="P1147"/>
          </table:table-cell>
          <table:table-cell table:style-name="TableCell1148">
            <text:p text:style-name="P1149"><text:span text:style-name="T1150">CREATE</text:span><text:span text:style-name="T1151"><text:s/></text:span><text:span text:style-name="T1152">TABLE</text:span><text:span text:style-name="T1153"><text:s/></text:span><text:span text:style-name="T1154">ItemTypes</text:span></text:p>
          </table:table-cell>
        </table:table-row>
        <table:table-row table:style-name="TableRow1155">
          <table:table-cell table:style-name="TableCell1156">
            <text:p text:style-name="P1157"/>
          </table:table-cell>
          <table:table-cell table:style-name="TableCell1158">
            <text:p text:style-name="P1159">(</text:p>
          </table:table-cell>
        </table:table-row>
        <table:table-row table:style-name="TableRow1160">
          <table:table-cell table:style-name="TableCell1161">
            <text:p text:style-name="P1162"/>
          </table:table-cell>
          <table:table-cell table:style-name="TableCell1163">
            <text:p text:style-name="P1164"><text:span text:style-name="T1165"><text:tab/>ItemTypeID<text:s/></text:span><text:span text:style-name="T1166">INT</text:span><text:span text:style-name="T1167"><text:s/></text:span><text:span text:style-name="T1168">PRIMARY KEY</text:span><text:span text:style-name="T1169"><text:s/>IDENTITY<text:s/></text:span><text:span text:style-name="T1170">NOT NULL</text:span><text:span text:style-name="T1171">,</text:span></text:p>
          </table:table-cell>
        </table:table-row>
        <table:table-row table:style-name="TableRow1172">
          <table:table-cell table:style-name="TableCell1173">
            <text:p text:style-name="P1174"/>
          </table:table-cell>
          <table:table-cell table:style-name="TableCell1175">
            <text:p text:style-name="P1176"><text:span text:style-name="T1177"><text:tab/>[Name]<text:s/></text:span><text:span text:style-name="T1178">VARCHAR</text:span><text:span text:style-name="T1179">(</text:span><text:span text:style-name="T1180">50</text:span><text:span text:style-name="T1181">)</text:span></text:p>
          </table:table-cell>
        </table:table-row>
        <table:table-row table:style-name="TableRow1182">
          <table:table-cell table:style-name="TableCell1183">
            <text:p text:style-name="P1184"/>
          </table:table-cell>
          <table:table-cell table:style-name="TableCell1185">
            <text:p text:style-name="P1186">)</text:p>
          </table:table-cell>
        </table:table-row>
        <table:table-row table:style-name="TableRow1187">
          <table:table-cell table:style-name="TableCell1188">
            <text:p text:style-name="P1189"/>
          </table:table-cell>
          <table:table-cell table:style-name="TableCell1190">
            <text:p text:style-name="P1191"/>
            <text:p text:style-name="P1192"/>
          </table:table-cell>
        </table:table-row>
        <table:table-row table:style-name="TableRow1193">
          <table:table-cell table:style-name="TableCell1194">
            <text:p text:style-name="P1195"/>
          </table:table-cell>
          <table:table-cell table:style-name="TableCell1196">
            <text:p text:style-name="P1197"><text:span text:style-name="T1198">CREATE</text:span><text:span text:style-name="T1199"><text:s/></text:span><text:span text:style-name="T1200">TABLE</text:span><text:span text:style-name="T1201"><text:s/></text:span><text:span text:style-name="T1202">Items</text:span></text:p>
          </table:table-cell>
        </table:table-row>
        <table:table-row table:style-name="TableRow1203">
          <table:table-cell table:style-name="TableCell1204">
            <text:p text:style-name="P1205"/>
          </table:table-cell>
          <table:table-cell table:style-name="TableCell1206">
            <text:p text:style-name="P1207">(</text:p>
          </table:table-cell>
        </table:table-row>
        <table:table-row table:style-name="TableRow1208">
          <table:table-cell table:style-name="TableCell1209">
            <text:p text:style-name="P1210"/>
          </table:table-cell>
          <table:table-cell table:style-name="TableCell1211">
            <text:p text:style-name="P1212"><text:span text:style-name="T1213"><text:tab/>ItemID<text:s/></text:span><text:span text:style-name="T1214">INT</text:span><text:span text:style-name="T1215"><text:s/></text:span><text:span text:style-name="T1216">PRIMARY KEY</text:span><text:span text:style-name="T1217"><text:s/>IDENTITY<text:s/></text:span><text:span text:style-name="T1218">NOT NULL</text:span><text:span text:style-name="T1219">,</text:span></text:p>
          </table:table-cell>
        </table:table-row>
        <table:table-row table:style-name="TableRow1220">
          <table:table-cell table:style-name="TableCell1221">
            <text:p text:style-name="P1222"/>
          </table:table-cell>
          <table:table-cell table:style-name="TableCell1223">
            <text:p text:style-name="P1224"><text:span text:style-name="T1225"><text:tab/>[Name]<text:s/></text:span><text:span text:style-name="T1226">VARCHAR</text:span><text:span text:style-name="T1227">(</text:span><text:span text:style-name="T1228">50</text:span><text:span text:style-name="T1229">),</text:span></text:p>
          </table:table-cell>
        </table:table-row>
        <table:table-row table:style-name="TableRow1230">
          <table:table-cell table:style-name="TableCell1231">
            <text:p text:style-name="P1232"/>
          </table:table-cell>
          <table:table-cell table:style-name="TableCell1233">
            <text:p text:style-name="P1234"><text:span text:style-name="T1235"><text:tab/>ItemTypeID<text:s/></text:span><text:span text:style-name="T1236">INT</text:span><text:span text:style-name="T1237"><text:s/></text:span><text:span text:style-name="T1238">FOREIGN KEY</text:span><text:span text:style-name="T1239"><text:s/></text:span><text:span text:style-name="T1240">REFERENCES</text:span><text:span text:style-name="T1241"><text:s/>ItemTypes(ItemTypeID)</text:span></text:p>
          </table:table-cell>
        </table:table-row>
        <table:table-row table:style-name="TableRow1242">
          <table:table-cell table:style-name="TableCell1243">
            <text:p text:style-name="P1244"/>
          </table:table-cell>
          <table:table-cell table:style-name="TableCell1245">
            <text:p text:style-name="P1246">)</text:p>
          </table:table-cell>
        </table:table-row>
        <table:table-row table:style-name="TableRow1247">
          <table:table-cell table:style-name="TableCell1248">
            <text:p text:style-name="P1249"/>
          </table:table-cell>
          <table:table-cell table:style-name="TableCell1250">
            <text:p text:style-name="P1251"/>
            <text:p text:style-name="P1252"/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><text:span text:style-name="T1258">CREATE</text:span><text:span text:style-name="T1259"><text:s/></text:span><text:span text:style-name="T1260">TABLE</text:span><text:span text:style-name="T1261"><text:s/></text:span><text:span text:style-name="T1262">Cities</text:span></text:p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>(</text:p>
          </table:table-cell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<text:span text:style-name="T1273"><text:tab/>CityID<text:s/></text:span><text:span text:style-name="T1274">INT</text:span><text:span text:style-name="T1275"><text:s/></text:span><text:span text:style-name="T1276">PRIMARY KEY</text:span><text:span text:style-name="T1277"><text:s/>IDENTITY<text:s/></text:span><text:span text:style-name="T1278">NOT NULL</text:span><text:span text:style-name="T1279">,</text:span></text:p>
          </table:table-cell>
        </table:table-row>
        <table:table-row table:style-name="TableRow1280">
          <table:table-cell table:style-name="TableCell1281">
            <text:p text:style-name="P1282"/>
          </table:table-cell>
          <table:table-cell table:style-name="TableCell1283">
            <text:p text:style-name="P1284"><text:span text:style-name="T1285"><text:tab/>[Name]<text:s/></text:span><text:span text:style-name="T1286">VARCHAR</text:span><text:span text:style-name="T1287">(</text:span><text:span text:style-name="T1288">50</text:span><text:span text:style-name="T1289">)</text:span></text:p>
          </table:table-cell>
        </table:table-row>
        <table:table-row table:style-name="TableRow1290">
          <table:table-cell table:style-name="TableCell1291">
            <text:p text:style-name="P1292"/>
          </table:table-cell>
          <table:table-cell table:style-name="TableCell1293">
            <text:p text:style-name="P1294">)</text:p>
          </table:table-cell>
        </table:table-row>
        <table:table-row table:style-name="TableRow1295">
          <table:table-cell table:style-name="TableCell1296">
            <text:p text:style-name="P1297"/>
          </table:table-cell>
          <table:table-cell table:style-name="TableCell1298">
            <text:p text:style-name="P1299"/>
            <text:p text:style-name="P1300"/>
          </table:table-cell>
        </table:table-row>
        <table:table-row table:style-name="TableRow1301">
          <table:table-cell table:style-name="TableCell1302">
            <text:p text:style-name="P1303"/>
          </table:table-cell>
          <table:table-cell table:style-name="TableCell1304">
            <text:p text:style-name="P1305"><text:span text:style-name="T1306">CREATE</text:span><text:span text:style-name="T1307"><text:s/></text:span><text:span text:style-name="T1308">TABLE</text:span><text:span text:style-name="T1309"><text:s/></text:span><text:span text:style-name="T1310">Customers</text:span></text:p>
          </table:table-cell>
        </table:table-row>
        <table:table-row table:style-name="TableRow1311">
          <table:table-cell table:style-name="TableCell1312">
            <text:p text:style-name="P1313"/>
          </table:table-cell>
          <table:table-cell table:style-name="TableCell1314">
            <text:p text:style-name="P1315">(</text:p>
          </table:table-cell>
        </table:table-row>
        <table:table-row table:style-name="TableRow1316">
          <table:table-cell table:style-name="TableCell1317">
            <text:p text:style-name="P1318"/>
          </table:table-cell>
          <table:table-cell table:style-name="TableCell1319">
            <text:p text:style-name="P1320"><text:span text:style-name="T1321"><text:tab/>CustomerID<text:s/></text:span><text:span text:style-name="T1322">INT</text:span><text:span text:style-name="T1323"><text:s/></text:span><text:span text:style-name="T1324">PRIMARY KEY</text:span><text:span text:style-name="T1325"><text:s/>IDENTITY<text:s/></text:span><text:span text:style-name="T1326">NOT NULL</text:span><text:span text:style-name="T1327">,</text:span></text:p>
          </table:table-cell>
        </table:table-row>
        <table:table-row table:style-name="TableRow1328">
          <table:table-cell table:style-name="TableCell1329">
            <text:p text:style-name="P1330"/>
          </table:table-cell>
          <table:table-cell table:style-name="TableCell1331">
            <text:p text:style-name="P1332"><text:span text:style-name="T1333"><text:tab/>[Name]<text:s/></text:span><text:span text:style-name="T1334">VARCHAR</text:span><text:span text:style-name="T1335">(</text:span><text:span text:style-name="T1336">50</text:span><text:span text:style-name="T1337">),</text:span></text:p>
          </table:table-cell>
        </table:table-row>
        <table:table-row table:style-name="TableRow1338">
          <table:table-cell table:style-name="TableCell1339">
            <text:p text:style-name="P1340"/>
          </table:table-cell>
          <table:table-cell table:style-name="TableCell1341">
            <text:p text:style-name="P1342"><text:span text:style-name="T1343"><text:tab/>Birthday<text:s/></text:span><text:span text:style-name="T1344">DATE</text:span><text:span text:style-name="T1345">,</text:span></text:p>
          </table:table-cell>
        </table:table-row>
        <table:table-row table:style-name="TableRow1346">
          <table:table-cell table:style-name="TableCell1347">
            <text:p text:style-name="P1348"/>
          </table:table-cell>
          <table:table-cell table:style-name="TableCell1349">
            <text:p text:style-name="P1350"><text:span text:style-name="T1351"><text:tab/>CityID<text:s/></text:span><text:span text:style-name="T1352">INT</text:span><text:span text:style-name="T1353"><text:s/></text:span><text:span text:style-name="T1354">FOREIGN KEY</text:span><text:span text:style-name="T1355"><text:s/></text:span><text:span text:style-name="T1356">REFERENCES</text:span><text:span text:style-name="T1357"><text:s/>Cities(CityID)</text:span></text:p>
          </table:table-cell>
        </table:table-row>
        <table:table-row table:style-name="TableRow1358">
          <table:table-cell table:style-name="TableCell1359">
            <text:p text:style-name="P1360"/>
          </table:table-cell>
          <table:table-cell table:style-name="TableCell1361">
            <text:p text:style-name="P1362">)</text:p>
          </table:table-cell>
        </table:table-row>
        <table:table-row table:style-name="TableRow1363">
          <table:table-cell table:style-name="TableCell1364">
            <text:p text:style-name="P1365"/>
          </table:table-cell>
          <table:table-cell table:style-name="TableCell1366">
            <text:p text:style-name="P1367"/>
            <text:p text:style-name="P1368"/>
          </table:table-cell>
        </table:table-row>
        <table:table-row table:style-name="TableRow1369">
          <table:table-cell table:style-name="TableCell1370">
            <text:p text:style-name="P1371"/>
          </table:table-cell>
          <table:table-cell table:style-name="TableCell1372">
            <text:p text:style-name="P1373"><text:span text:style-name="T1374">CREATE</text:span><text:span text:style-name="T1375"><text:s/></text:span><text:span text:style-name="T1376">TABLE</text:span><text:span text:style-name="T1377"><text:s/></text:span><text:span text:style-name="T1378">Orders</text:span></text:p>
          </table:table-cell>
        </table:table-row>
        <table:table-row table:style-name="TableRow1379">
          <table:table-cell table:style-name="TableCell1380">
            <text:p text:style-name="P1381"/>
          </table:table-cell>
          <table:table-cell table:style-name="TableCell1382">
            <text:p text:style-name="P1383">(</text:p>
          </table:table-cell>
        </table:table-row>
        <table:table-row table:style-name="TableRow1384">
          <table:table-cell table:style-name="TableCell1385">
            <text:p text:style-name="P1386"/>
          </table:table-cell>
          <table:table-cell table:style-name="TableCell1387">
            <text:p text:style-name="P1388"><text:span text:style-name="T1389"><text:tab/>OrderID<text:s/></text:span><text:span text:style-name="T1390">INT</text:span><text:span text:style-name="T1391"><text:s/></text:span><text:span text:style-name="T1392">PRIMARY KEY</text:span><text:span text:style-name="T1393"><text:s/>IDENTITY<text:s/></text:span><text:span text:style-name="T1394">NOT NULL</text:span><text:span text:style-name="T1395">,</text:span></text:p>
          </table:table-cell>
        </table:table-row>
        <table:table-row table:style-name="TableRow1396">
          <table:table-cell table:style-name="TableCell1397">
            <text:p text:style-name="P1398"/>
          </table:table-cell>
          <table:table-cell table:style-name="TableCell1399">
            <text:p text:style-name="P1400"><text:span text:style-name="T1401"><text:tab/>CustomerID<text:s/></text:span><text:span text:style-name="T1402">INT</text:span><text:span text:style-name="T1403"><text:s/></text:span><text:span text:style-name="T1404">FOREIGN KEY</text:span><text:span text:style-name="T1405"><text:s/></text:span><text:span text:style-name="T1406">REFERENCES</text:span><text:span text:style-name="T1407"><text:s/>Customers(CustomerID)</text:span></text:p>
          </table:table-cell>
        </table:table-row>
        <table:table-row table:style-name="TableRow1408">
          <table:table-cell table:style-name="TableCell1409">
            <text:p text:style-name="P1410"/>
          </table:table-cell>
          <table:table-cell table:style-name="TableCell1411">
            <text:p text:style-name="P1412">)</text:p>
          </table:table-cell>
        </table:table-row>
        <table:table-row table:style-name="TableRow1413">
          <table:table-cell table:style-name="TableCell1414">
            <text:p text:style-name="P1415"/>
          </table:table-cell>
          <table:table-cell table:style-name="TableCell1416">
            <text:p text:style-name="P1417"/>
            <text:p text:style-name="P1418"/>
          </table:table-cell>
        </table:table-row>
        <table:table-row table:style-name="TableRow1419">
          <table:table-cell table:style-name="TableCell1420">
            <text:p text:style-name="P1421"/>
          </table:table-cell>
          <table:table-cell table:style-name="TableCell1422">
            <text:p text:style-name="P1423"><text:span text:style-name="T1424">CREATE</text:span><text:span text:style-name="T1425"><text:s/></text:span><text:span text:style-name="T1426">TABLE</text:span><text:span text:style-name="T1427"><text:s/></text:span><text:span text:style-name="T1428">OrderItems</text:span></text:p>
          </table:table-cell>
        </table:table-row>
        <table:table-row table:style-name="TableRow1429">
          <table:table-cell table:style-name="TableCell1430">
            <text:p text:style-name="P1431"/>
          </table:table-cell>
          <table:table-cell table:style-name="TableCell1432">
            <text:p text:style-name="P1433">(</text:p>
          </table:table-cell>
        </table:table-row>
        <table:table-row table:style-name="TableRow1434">
          <table:table-cell table:style-name="TableCell1435">
            <text:p text:style-name="P1436"/>
          </table:table-cell>
          <table:table-cell table:style-name="TableCell1437">
            <text:p text:style-name="P1438"><text:span text:style-name="T1439"><text:tab/>OrderID<text:s/></text:span><text:span text:style-name="T1440">INT</text:span><text:span text:style-name="T1441"><text:s/></text:span><text:span text:style-name="T1442">FOREIGN KEY</text:span><text:span text:style-name="T1443"><text:s/></text:span><text:span text:style-name="T1444">REFERENCES</text:span><text:span text:style-name="T1445"><text:s/>Orders(OrderID),</text:span></text:p>
          </table:table-cell>
        </table:table-row>
        <table:table-row table:style-name="TableRow1446">
          <table:table-cell table:style-name="TableCell1447">
            <text:p text:style-name="P1448"/>
          </table:table-cell>
          <table:table-cell table:style-name="TableCell1449">
            <text:p text:style-name="P1450"><text:span text:style-name="T1451"><text:tab/>ItemID<text:s/></text:span><text:span text:style-name="T1452">INT</text:span><text:span text:style-name="T1453"><text:s/></text:span><text:span text:style-name="T1454">FOREIGN KEY</text:span><text:span text:style-name="T1455"><text:s/></text:span><text:span text:style-name="T1456">REFERENCES</text:span><text:span text:style-name="T1457"><text:s/>Items(ItemID),</text:span></text:p>
          </table:table-cell>
        </table:table-row>
        <table:table-row table:style-name="TableRow1458">
          <table:table-cell table:style-name="TableCell1459">
            <text:p text:style-name="P1460"/>
          </table:table-cell>
          <table:table-cell table:style-name="TableCell1461">
            <text:p text:style-name="P1462"><text:span text:style-name="T1463"><text:tab/></text:span><text:span text:style-name="T1464">CONSTRAINT</text:span><text:span text:style-name="T1465"><text:s/>PK_OrdersItemsId<text:s/></text:span><text:span text:style-name="T1466">PRIMARY KEY</text:span><text:span text:style-name="T1467"><text:s/>(OrderID, ItemID)</text:span></text:p>
          </table:table-cell>
        </table:table-row>
        <table:table-row table:style-name="TableRow1468">
          <table:table-cell table:style-name="TableCell1469">
            <text:p text:style-name="P1470"/>
          </table:table-cell>
          <table:table-cell table:style-name="TableCell1471">
            <text:p text:style-name="P1472">)</text:p>
          </table:table-cell>
        </table:table-row>
        <table:table-row table:style-name="TableRow1473">
          <table:table-cell table:style-name="TableCell1474">
            <text:p text:style-name="P1475"/>
          </table:table-cell>
          <table:table-cell table:style-name="TableCell1476">
            <text:p text:style-name="P1477"/>
            <text:p text:style-name="P1478"/>
          </table:table-cell>
        </table:table-row>
        <table:table-row table:style-name="TableRow1479">
          <table:table-cell table:style-name="TableCell1480">
            <text:p text:style-name="P1481"/>
          </table:table-cell>
          <table:table-cell table:style-name="TableCell1482">
            <text:p text:style-name="P1483"><text:span text:style-name="T1484">--problem 6</text:span></text:p>
          </table:table-cell>
        </table:table-row>
        <table:table-row table:style-name="TableRow1485">
          <table:table-cell table:style-name="TableCell1486">
            <text:p text:style-name="P1487"/>
          </table:table-cell>
          <table:table-cell table:style-name="TableCell1488">
            <text:p text:style-name="P1489"><text:span text:style-name="T1490">CREATE</text:span><text:span text:style-name="T1491"><text:s/></text:span><text:span text:style-name="T1492">TABLE</text:span><text:span text:style-name="T1493"><text:s/></text:span><text:span text:style-name="T1494">Subjects</text:span></text:p>
          </table:table-cell>
        </table:table-row>
        <table:table-row table:style-name="TableRow1495">
          <table:table-cell table:style-name="TableCell1496">
            <text:p text:style-name="P1497"/>
          </table:table-cell>
          <table:table-cell table:style-name="TableCell1498">
            <text:p text:style-name="P1499">(</text:p>
          </table:table-cell>
        </table:table-row>
        <table:table-row table:style-name="TableRow1500">
          <table:table-cell table:style-name="TableCell1501">
            <text:p text:style-name="P1502"/>
          </table:table-cell>
          <table:table-cell table:style-name="TableCell1503">
            <text:p text:style-name="P1504"><text:span text:style-name="T1505"><text:tab/>SubjectID<text:s/></text:span><text:span text:style-name="T1506">INT</text:span><text:span text:style-name="T1507"><text:s/></text:span><text:span text:style-name="T1508">PRIMARY KEY</text:span><text:span text:style-name="T1509"><text:s/>IDENTITY<text:s/></text:span><text:span text:style-name="T1510">NOT NULL</text:span><text:span text:style-name="T1511">,</text:span></text:p>
          </table:table-cell>
        </table:table-row>
        <table:table-row table:style-name="TableRow1512">
          <table:table-cell table:style-name="TableCell1513">
            <text:p text:style-name="P1514"/>
          </table:table-cell>
          <table:table-cell table:style-name="TableCell1515">
            <text:p text:style-name="P1516"><text:span text:style-name="T1517"><text:tab/>SubjectName<text:s/></text:span><text:span text:style-name="T1518">VARCHAR</text:span><text:span text:style-name="T1519">(</text:span><text:span text:style-name="T1520">77</text:span><text:span text:style-name="T1521">)</text:span></text:p>
          </table:table-cell>
        </table:table-row>
        <table:table-row table:style-name="TableRow1522">
          <table:table-cell table:style-name="TableCell1523">
            <text:p text:style-name="P1524"/>
          </table:table-cell>
          <table:table-cell table:style-name="TableCell1525">
            <text:p text:style-name="P1526">)</text:p>
          </table:table-cell>
        </table:table-row>
        <table:table-row table:style-name="TableRow1527">
          <table:table-cell table:style-name="TableCell1528">
            <text:p text:style-name="P1529"/>
          </table:table-cell>
          <table:table-cell table:style-name="TableCell1530">
            <text:p text:style-name="P1531"/>
            <text:p text:style-name="P1532"/>
          </table:table-cell>
        </table:table-row>
        <table:table-row table:style-name="TableRow1533">
          <table:table-cell table:style-name="TableCell1534">
            <text:p text:style-name="P1535"/>
          </table:table-cell>
          <table:table-cell table:style-name="TableCell1536">
            <text:p text:style-name="P1537"><text:span text:style-name="T1538">CREATE</text:span><text:span text:style-name="T1539"><text:s/></text:span><text:span text:style-name="T1540">TABLE</text:span><text:span text:style-name="T1541"><text:s/></text:span><text:span text:style-name="T1542">Majors</text:span></text:p>
          </table:table-cell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(</text:p>
          </table:table-cell>
        </table:table-row>
        <table:table-row table:style-name="TableRow1548">
          <table:table-cell table:style-name="TableCell1549">
            <text:p text:style-name="P1550"/>
          </table:table-cell>
          <table:table-cell table:style-name="TableCell1551">
            <text:p text:style-name="P1552"><text:span text:style-name="T1553"><text:tab/>MajorID<text:s/></text:span><text:span text:style-name="T1554">INT</text:span><text:span text:style-name="T1555"><text:s/></text:span><text:span text:style-name="T1556">PRIMARY KEY</text:span><text:span text:style-name="T1557"><text:s/>IDENTITY<text:s/></text:span><text:span text:style-name="T1558">NOT NULL</text:span><text:span text:style-name="T1559">,</text:span></text:p>
          </table:table-cell>
        </table:table-row>
        <table:table-row table:style-name="TableRow1560">
          <table:table-cell table:style-name="TableCell1561">
            <text:p text:style-name="P1562"/>
          </table:table-cell>
          <table:table-cell table:style-name="TableCell1563">
            <text:p text:style-name="P1564"><text:span text:style-name="T1565"><text:tab/>[Name]<text:s/></text:span><text:span text:style-name="T1566">VARCHAR</text:span><text:span text:style-name="T1567">(</text:span><text:span text:style-name="T1568">77</text:span><text:span text:style-name="T1569">)</text:span></text:p>
          </table:table-cell>
        </table:table-row>
        <table:table-row table:style-name="TableRow1570">
          <table:table-cell table:style-name="TableCell1571">
            <text:p text:style-name="P1572"/>
          </table:table-cell>
          <table:table-cell table:style-name="TableCell1573">
            <text:p text:style-name="P1574">)</text:p>
          </table:table-cell>
        </table:table-row>
        <table:table-row table:style-name="TableRow1575">
          <table:table-cell table:style-name="TableCell1576">
            <text:p text:style-name="P1577"/>
          </table:table-cell>
          <table:table-cell table:style-name="TableCell1578">
            <text:p text:style-name="P1579"/>
            <text:p text:style-name="P1580"/>
          </table:table-cell>
        </table:table-row>
        <table:table-row table:style-name="TableRow1581">
          <table:table-cell table:style-name="TableCell1582">
            <text:p text:style-name="P1583"/>
          </table:table-cell>
          <table:table-cell table:style-name="TableCell1584">
            <text:p text:style-name="P1585"><text:span text:style-name="T1586">CREATE</text:span><text:span text:style-name="T1587"><text:s/></text:span><text:span text:style-name="T1588">TABLE</text:span><text:span text:style-name="T1589"><text:s/></text:span><text:span text:style-name="T1590">Students</text:span></text:p>
          </table:table-cell>
        </table:table-row>
        <table:table-row table:style-name="TableRow1591">
          <table:table-cell table:style-name="TableCell1592">
            <text:p text:style-name="P1593"/>
          </table:table-cell>
          <table:table-cell table:style-name="TableCell1594">
            <text:p text:style-name="P1595">(</text:p>
          </table:table-cell>
        </table:table-row>
        <table:table-row table:style-name="TableRow1596">
          <table:table-cell table:style-name="TableCell1597">
            <text:p text:style-name="P1598"/>
          </table:table-cell>
          <table:table-cell table:style-name="TableCell1599">
            <text:p text:style-name="P1600"><text:span text:style-name="T1601"><text:tab/>StudentID<text:s/></text:span><text:span text:style-name="T1602">INT</text:span><text:span text:style-name="T1603"><text:s/></text:span><text:span text:style-name="T1604">PRIMARY KEY</text:span><text:span text:style-name="T1605"><text:s/>IDENTITY<text:s/></text:span><text:span text:style-name="T1606">NOT NULL</text:span><text:span text:style-name="T1607">,</text:span></text:p>
          </table:table-cell>
        </table:table-row>
        <table:table-row table:style-name="TableRow1608">
          <table:table-cell table:style-name="TableCell1609">
            <text:p text:style-name="P1610"/>
          </table:table-cell>
          <table:table-cell table:style-name="TableCell1611">
            <text:p text:style-name="P1612"><text:span text:style-name="T1613"><text:tab/>StudentNumber<text:s/></text:span><text:span text:style-name="T1614">INT</text:span><text:span text:style-name="T1615">,</text:span></text:p>
          </table:table-cell>
        </table:table-row>
        <table:table-row table:style-name="TableRow1616">
          <table:table-cell table:style-name="TableCell1617">
            <text:p text:style-name="P1618"/>
          </table:table-cell>
          <table:table-cell table:style-name="TableCell1619">
            <text:p text:style-name="P1620"><text:span text:style-name="T1621"><text:tab/>StudentName<text:s/></text:span><text:span text:style-name="T1622">VARCHAR</text:span><text:span text:style-name="T1623">(</text:span><text:span text:style-name="T1624">77</text:span><text:span text:style-name="T1625">),</text:span></text:p>
          </table:table-cell>
        </table:table-row>
        <table:table-row table:style-name="TableRow1626">
          <table:table-cell table:style-name="TableCell1627">
            <text:p text:style-name="P1628"/>
          </table:table-cell>
          <table:table-cell table:style-name="TableCell1629">
            <text:p text:style-name="P1630"><text:span text:style-name="T1631"><text:tab/>MajorID<text:s/></text:span><text:span text:style-name="T1632">INT</text:span><text:span text:style-name="T1633"><text:s/></text:span><text:span text:style-name="T1634">FOREIGN KEY</text:span><text:span text:style-name="T1635"><text:s/></text:span><text:span text:style-name="T1636">REFERENCES</text:span><text:span text:style-name="T1637"><text:s/>Majors(MajorID)</text:span></text:p>
          </table:table-cell>
        </table:table-row>
        <table:table-row table:style-name="TableRow1638">
          <table:table-cell table:style-name="TableCell1639">
            <text:p text:style-name="P1640"/>
          </table:table-cell>
          <table:table-cell table:style-name="TableCell1641">
            <text:p text:style-name="P1642">)</text:p>
          </table:table-cell>
        </table:table-row>
        <table:table-row table:style-name="TableRow1643">
          <table:table-cell table:style-name="TableCell1644">
            <text:p text:style-name="P1645"/>
          </table:table-cell>
          <table:table-cell table:style-name="TableCell1646">
            <text:p text:style-name="P1647"/>
            <text:p text:style-name="P1648"/>
          </table:table-cell>
        </table:table-row>
        <table:table-row table:style-name="TableRow1649">
          <table:table-cell table:style-name="TableCell1650">
            <text:p text:style-name="P1651"/>
          </table:table-cell>
          <table:table-cell table:style-name="TableCell1652">
            <text:p text:style-name="P1653"><text:span text:style-name="T1654">CREATE</text:span><text:span text:style-name="T1655"><text:s/></text:span><text:span text:style-name="T1656">TABLE</text:span><text:span text:style-name="T1657"><text:s/></text:span><text:span text:style-name="T1658">Agenda</text:span></text:p>
          </table:table-cell>
        </table:table-row>
        <table:table-row table:style-name="TableRow1659">
          <table:table-cell table:style-name="TableCell1660">
            <text:p text:style-name="P1661"/>
          </table:table-cell>
          <table:table-cell table:style-name="TableCell1662">
            <text:p text:style-name="P1663">(</text:p>
          </table:table-cell>
        </table:table-row>
        <table:table-row table:style-name="TableRow1664">
          <table:table-cell table:style-name="TableCell1665">
            <text:p text:style-name="P1666"/>
          </table:table-cell>
          <table:table-cell table:style-name="TableCell1667">
            <text:p text:style-name="P1668"><text:span text:style-name="T1669"><text:tab/>StudentID<text:s/></text:span><text:span text:style-name="T1670">INT</text:span><text:span text:style-name="T1671"><text:s/></text:span><text:span text:style-name="T1672">FOREIGN KEY</text:span><text:span text:style-name="T1673"><text:s/></text:span><text:span text:style-name="T1674">REFERENCES</text:span><text:span text:style-name="T1675"><text:s/>Students(StudentID),</text:span></text:p>
          </table:table-cell>
        </table:table-row>
        <table:table-row table:style-name="TableRow1676">
          <table:table-cell table:style-name="TableCell1677">
            <text:p text:style-name="P1678"/>
          </table:table-cell>
          <table:table-cell table:style-name="TableCell1679">
            <text:p text:style-name="P1680"><text:span text:style-name="T1681"><text:tab/>SubjectID<text:s/></text:span><text:span text:style-name="T1682">INT</text:span><text:span text:style-name="T1683"><text:s/></text:span><text:span text:style-name="T1684">FOREIGN KEY</text:span><text:span text:style-name="T1685"><text:s/></text:span><text:span text:style-name="T1686">REFERENCES</text:span><text:span text:style-name="T1687"><text:s/>Subjects(SubjectID)</text:span></text:p>
          </table:table-cell>
        </table:table-row>
        <table:table-row table:style-name="TableRow1688">
          <table:table-cell table:style-name="TableCell1689">
            <text:p text:style-name="P1690"/>
          </table:table-cell>
          <table:table-cell table:style-name="TableCell1691">
            <text:p text:style-name="P1692"><text:span text:style-name="T1693"><text:tab/></text:span><text:span text:style-name="T1694">CONSTRAINT</text:span><text:span text:style-name="T1695"><text:s/>PK_StudentsSubjectsId<text:s/></text:span><text:span text:style-name="T1696">PRIMARY KEY</text:span><text:span text:style-name="T1697"><text:s/>(StudentID, SubjectID)</text:span></text:p>
          </table:table-cell>
        </table:table-row>
        <table:table-row table:style-name="TableRow1698">
          <table:table-cell table:style-name="TableCell1699">
            <text:p text:style-name="P1700"/>
          </table:table-cell>
          <table:table-cell table:style-name="TableCell1701">
            <text:p text:style-name="P1702">)</text:p>
          </table:table-cell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  <text:p text:style-name="P1708"/>
          </table:table-cell>
        </table:table-row>
        <table:table-row table:style-name="TableRow1709">
          <table:table-cell table:style-name="TableCell1710">
            <text:p text:style-name="P1711"/>
          </table:table-cell>
          <table:table-cell table:style-name="TableCell1712">
            <text:p text:style-name="P1713"><text:span text:style-name="T1714">CREATE</text:span><text:span text:style-name="T1715"><text:s/></text:span><text:span text:style-name="T1716">TABLE</text:span><text:span text:style-name="T1717"><text:s/></text:span><text:span text:style-name="T1718">Payments</text:span></text:p>
          </table:table-cell>
        </table:table-row>
        <table:table-row table:style-name="TableRow1719">
          <table:table-cell table:style-name="TableCell1720">
            <text:p text:style-name="P1721"/>
          </table:table-cell>
          <table:table-cell table:style-name="TableCell1722">
            <text:p text:style-name="P1723">(</text:p>
          </table:table-cell>
        </table:table-row>
        <table:table-row table:style-name="TableRow1724">
          <table:table-cell table:style-name="TableCell1725">
            <text:p text:style-name="P1726"/>
          </table:table-cell>
          <table:table-cell table:style-name="TableCell1727">
            <text:p text:style-name="P1728"><text:span text:style-name="T1729"><text:tab/>PaymentID<text:s/></text:span><text:span text:style-name="T1730">INT</text:span><text:span text:style-name="T1731"><text:s/></text:span><text:span text:style-name="T1732">PRIMARY KEY</text:span><text:span text:style-name="T1733"><text:s/>IDENTITY<text:s/></text:span><text:span text:style-name="T1734">NOT NULL</text:span><text:span text:style-name="T1735">,</text:span></text:p>
          </table:table-cell>
        </table:table-row>
        <table:table-row table:style-name="TableRow1736">
          <table:table-cell table:style-name="TableCell1737">
            <text:p text:style-name="P1738"/>
          </table:table-cell>
          <table:table-cell table:style-name="TableCell1739">
            <text:p text:style-name="P1740"><text:span text:style-name="T1741"><text:tab/>PaymentDate<text:s/></text:span><text:span text:style-name="T1742">DATE</text:span><text:span text:style-name="T1743">,</text:span></text:p>
          </table:table-cell>
        </table:table-row>
        <table:table-row table:style-name="TableRow1744">
          <table:table-cell table:style-name="TableCell1745">
            <text:p text:style-name="P1746"/>
          </table:table-cell>
          <table:table-cell table:style-name="TableCell1747">
            <text:p text:style-name="P1748"><text:span text:style-name="T1749"><text:tab/>PaymentAmount<text:s/></text:span><text:span text:style-name="T1750">DECIMAL</text:span><text:span text:style-name="T1751"><text:s/>(</text:span><text:span text:style-name="T1752">8</text:span><text:span text:style-name="T1753">,<text:s/></text:span><text:span text:style-name="T1754">2</text:span><text:span text:style-name="T1755">),</text:span></text:p>
          </table:table-cell>
        </table:table-row>
        <table:table-row table:style-name="TableRow1756">
          <table:table-cell table:style-name="TableCell1757">
            <text:p text:style-name="P1758"/>
          </table:table-cell>
          <table:table-cell table:style-name="TableCell1759">
            <text:p text:style-name="P1760"><text:span text:style-name="T1761"><text:tab/>StudentID<text:s/></text:span><text:span text:style-name="T1762">INT</text:span><text:span text:style-name="T1763"><text:s/></text:span><text:span text:style-name="T1764">FOREIGN KEY</text:span><text:span text:style-name="T1765"><text:s/></text:span><text:span text:style-name="T1766">REFERENCES</text:span><text:span text:style-name="T1767"><text:s/>Students(StudentID)</text:span></text:p>
          </table:table-cell>
        </table:table-row>
        <table:table-row table:style-name="TableRow1768">
          <table:table-cell table:style-name="TableCell1769">
            <text:p text:style-name="P1770"/>
          </table:table-cell>
          <table:table-cell table:style-name="TableCell1771">
            <text:p text:style-name="P1772">)</text:p>
          </table:table-cell>
        </table:table-row>
        <table:table-row table:style-name="TableRow1773">
          <table:table-cell table:style-name="TableCell1774">
            <text:p text:style-name="P1775"/>
          </table:table-cell>
          <table:table-cell table:style-name="TableCell1776">
            <text:p text:style-name="P1777"/>
            <text:p text:style-name="P1778"/>
          </table:table-cell>
        </table:table-row>
        <table:table-row table:style-name="TableRow1779">
          <table:table-cell table:style-name="TableCell1780">
            <text:p text:style-name="P1781"/>
          </table:table-cell>
          <table:table-cell table:style-name="TableCell1782">
            <text:p text:style-name="P1783"><text:span text:style-name="T1784">--problem 7</text:span></text:p>
          </table:table-cell>
        </table:table-row>
        <table:table-row table:style-name="TableRow1785">
          <table:table-cell table:style-name="TableCell1786">
            <text:p text:style-name="P1787"/>
          </table:table-cell>
          <table:table-cell table:style-name="TableCell1788">
            <text:p text:style-name="P1789"><text:span text:style-name="T1790">/* double click on the SoftUni database,<text:s/></text:span></text:p>
          </table:table-cell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><text:span text:style-name="T1796"><text:s text:c="3"/>right click on Database Diagrams,<text:s/></text:span></text:p>
          </table:table-cell>
        </table:table-row>
        <table:table-row table:style-name="TableRow1797">
          <table:table-cell table:style-name="TableCell1798">
            <text:p text:style-name="P1799"/>
          </table:table-cell>
          <table:table-cell table:style-name="TableCell1800">
            <text:p text:style-name="P1801"><text:span text:style-name="T1802"><text:s text:c="3"/>New Database Diagram,</text:span></text:p>
          </table:table-cell>
        </table:table-row>
        <table:table-row table:style-name="TableRow1803">
          <table:table-cell table:style-name="TableCell1804">
            <text:p text:style-name="P1805"/>
          </table:table-cell>
          <table:table-cell table:style-name="TableCell1806">
            <text:p text:style-name="P1807"><text:span text:style-name="T1808"><text:s text:c="3"/>add all the tables,<text:s/></text:span></text:p>
          </table:table-cell>
        </table:table-row>
        <table:table-row table:style-name="TableRow1809">
          <table:table-cell table:style-name="TableCell1810">
            <text:p text:style-name="P1811"/>
          </table:table-cell>
          <table:table-cell table:style-name="TableCell1812">
            <text:p text:style-name="P1813"><text:span text:style-name="T1814"><text:s text:c="3"/>then close the windows and voila!</text:span></text:p>
          </table:table-cell>
        </table:table-row>
        <table:table-row table:style-name="TableRow1815"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</table:table-row>
        <table:table-row table:style-name="TableRow1820">
          <table:table-cell table:style-name="TableCell1821">
            <text:p text:style-name="P1822"/>
          </table:table-cell>
          <table:table-cell table:style-name="TableCell1823">
            <text:p text:style-name="P1824"><text:span text:style-name="T1825"><text:s text:c="3"/>same goes for problem 8! */</text:span></text:p>
          </table:table-cell>
        </table:table-row>
        <table:table-row table:style-name="TableRow1826">
          <table:table-cell table:style-name="TableCell1827">
            <text:p text:style-name="P1828"/>
          </table:table-cell>
          <table:table-cell table:style-name="TableCell1829">
            <text:p text:style-name="P1830"><text:span text:style-name="T1831">--problem 8</text:span></text:p>
          </table:table-cell>
        </table:table-row>
        <table:table-row table:style-name="TableRow1832">
          <table:table-cell table:style-name="TableCell1833">
            <text:p text:style-name="P1834"/>
          </table:table-cell>
          <table:table-cell table:style-name="TableCell1835">
            <text:p text:style-name="P1836"/>
            <text:p text:style-name="P1837"/>
          </table:table-cell>
        </table:table-row>
        <table:table-row table:style-name="TableRow1838">
          <table:table-cell table:style-name="TableCell1839">
            <text:p text:style-name="P1840"/>
          </table:table-cell>
          <table:table-cell table:style-name="TableCell1841">
            <text:p text:style-name="P1842"><text:span text:style-name="T1843">--problem 9</text:span></text:p>
          </table:table-cell>
        </table:table-row>
        <table:table-row table:style-name="TableRow1844">
          <table:table-cell table:style-name="TableCell1845">
            <text:p text:style-name="P1846"/>
          </table:table-cell>
          <table:table-cell table:style-name="TableCell1847">
            <text:p text:style-name="P1848">USE Geography</text:p>
          </table:table-cell>
        </table:table-row>
        <table:table-row table:style-name="TableRow1849">
          <table:table-cell table:style-name="TableCell1850">
            <text:p text:style-name="P1851"/>
          </table:table-cell>
          <table:table-cell table:style-name="TableCell1852">
            <text:p text:style-name="P1853">GO</text:p>
          </table:table-cell>
        </table:table-row>
        <table:table-row table:style-name="TableRow1854">
          <table:table-cell table:style-name="TableCell1855">
            <text:p text:style-name="P1856"/>
          </table:table-cell>
          <table:table-cell table:style-name="TableCell1857">
            <text:p text:style-name="P1858"/>
            <text:p text:style-name="P1859"/>
          </table:table-cell>
        </table:table-row>
        <table:table-row table:style-name="TableRow1860">
          <table:table-cell table:style-name="TableCell1861">
            <text:p text:style-name="P1862"/>
          </table:table-cell>
          <table:table-cell table:style-name="TableCell1863">
            <text:p text:style-name="P1864"><text:span text:style-name="T1865">SELECT</text:span><text:span text:style-name="T1866"><text:s/></text:span><text:span text:style-name="T1867">*</text:span><text:span text:style-name="T1868"><text:s/></text:span><text:span text:style-name="T1869">FROM</text:span><text:span text:style-name="T1870"><text:s/></text:span><text:span text:style-name="T1871">INFORMATION_SCHEMA</text:span><text:span text:style-name="T1872">.</text:span><text:span text:style-name="T1873">TABLES</text:span></text:p>
          </table:table-cell>
        </table:table-row>
        <table:table-row table:style-name="TableRow1874">
          <table:table-cell table:style-name="TableCell1875">
            <text:p text:style-name="P1876"/>
          </table:table-cell>
          <table:table-cell table:style-name="TableCell1877">
            <text:p text:style-name="P1878"/>
            <text:p text:style-name="P1879"/>
          </table:table-cell>
        </table:table-row>
        <table:table-row table:style-name="TableRow1880">
          <table:table-cell table:style-name="TableCell1881">
            <text:p text:style-name="P1882"/>
          </table:table-cell>
          <table:table-cell table:style-name="TableCell1883">
            <text:p text:style-name="P1884"><text:span text:style-name="T1885">SELECT</text:span><text:span text:style-name="T1886"><text:s/></text:span><text:span text:style-name="T1887">*</text:span><text:span text:style-name="T1888"><text:s/></text:span><text:span text:style-name="T1889">FROM</text:span><text:span text:style-name="T1890"><text:s/>Peaks</text:span></text:p>
          </table:table-cell>
        </table:table-row>
        <table:table-row table:style-name="TableRow1891">
          <table:table-cell table:style-name="TableCell1892">
            <text:p text:style-name="P1893"/>
          </table:table-cell>
          <table:table-cell table:style-name="TableCell1894">
            <text:p text:style-name="P1895"/>
            <text:p text:style-name="P1896"/>
          </table:table-cell>
        </table:table-row>
        <table:table-row table:style-name="TableRow1897">
          <table:table-cell table:style-name="TableCell1898">
            <text:p text:style-name="P1899"/>
          </table:table-cell>
          <table:table-cell table:style-name="TableCell1900">
            <text:p text:style-name="P1901"><text:span text:style-name="T1902">SELECT</text:span><text:span text:style-name="T1903"><text:s/></text:span><text:span text:style-name="T1904">*</text:span><text:span text:style-name="T1905"><text:s/></text:span><text:span text:style-name="T1906">FROM</text:span><text:span text:style-name="T1907"><text:s/>Mountains<text:s/></text:span><text:span text:style-name="T1908">--RILA = 17</text:span></text:p>
          </table:table-cell>
        </table:table-row>
        <table:table-row table:style-name="TableRow1909">
          <table:table-cell table:style-name="TableCell1910">
            <text:p text:style-name="P1911"/>
          </table:table-cell>
          <table:table-cell table:style-name="TableCell1912">
            <text:p text:style-name="P1913"/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<text:span text:style-name="T1920">SELECT</text:span><text:span text:style-name="T1921"><text:s/></text:span><text:span text:style-name="T1922">Mountains</text:span><text:span text:style-name="T1923">.</text:span><text:span text:style-name="T1924">MountainRange</text:span><text:span text:style-name="T1925"><text:s/></text:span><text:span text:style-name="T1926">AS</text:span><text:span text:style-name="T1927"><text:s/>MountainRange,<text:s/></text:span></text:p>
          </table:table-cell>
        </table:table-row>
        <table:table-row table:style-name="TableRow1928">
          <table:table-cell table:style-name="TableCell1929">
            <text:p text:style-name="P1930"/>
          </table:table-cell>
          <table:table-cell table:style-name="TableCell1931">
            <text:p text:style-name="P1932"><text:span text:style-name="T1933"><text:tab/><text:s text:c="3"/></text:span><text:span text:style-name="T1934">Peaks</text:span><text:span text:style-name="T1935">.</text:span><text:span text:style-name="T1936">PeakName</text:span><text:span text:style-name="T1937"><text:s/></text:span><text:span text:style-name="T1938">AS</text:span><text:span text:style-name="T1939"><text:s/>PeakName,</text:span></text:p>
          </table:table-cell>
        </table:table-row>
        <table:table-row table:style-name="TableRow1940">
          <table:table-cell table:style-name="TableCell1941">
            <text:p text:style-name="P1942"/>
          </table:table-cell>
          <table:table-cell table:style-name="TableCell1943">
            <text:p text:style-name="P1944"><text:span text:style-name="T1945"><text:tab/><text:s text:c="3"/></text:span><text:span text:style-name="T1946">Peaks</text:span><text:span text:style-name="T1947">.</text:span><text:span text:style-name="T1948">Elevation</text:span><text:span text:style-name="T1949"><text:s/></text:span><text:span text:style-name="T1950">AS</text:span><text:span text:style-name="T1951"><text:s/>Elevation <text:s/></text:span></text:p>
          </table:table-cell>
        </table:table-row>
        <table:table-row table:style-name="TableRow1952">
          <table:table-cell table:style-name="TableCell1953">
            <text:p text:style-name="P1954"/>
          </table:table-cell>
          <table:table-cell table:style-name="TableCell1955">
            <text:p text:style-name="P1956"><text:span text:style-name="T1957"><text:tab/><text:s text:c="3"/></text:span><text:span text:style-name="T1958">FROM</text:span><text:span text:style-name="T1959"><text:s/>Peaks</text:span></text:p>
          </table:table-cell>
        </table:table-row>
        <table:table-row table:style-name="TableRow1960">
          <table:table-cell table:style-name="TableCell1961">
            <text:p text:style-name="P1962"/>
          </table:table-cell>
          <table:table-cell table:style-name="TableCell1963">
            <text:p text:style-name="P1964"><text:span text:style-name="T1965">JOIN</text:span><text:span text:style-name="T1966"><text:s/>Mountains<text:s/></text:span><text:span text:style-name="T1967">ON</text:span><text:span text:style-name="T1968"><text:s/></text:span><text:span text:style-name="T1969">Mountains</text:span><text:span text:style-name="T1970">.</text:span><text:span text:style-name="T1971">Id</text:span><text:span text:style-name="T1972"><text:s/></text:span><text:span text:style-name="T1973">=</text:span><text:span text:style-name="T1974"><text:s/></text:span><text:span text:style-name="T1975">Peaks</text:span><text:span text:style-name="T1976">.</text:span><text:span text:style-name="T1977">MountainId</text:span></text:p>
          </table:table-cell>
        </table:table-row>
        <table:table-row table:style-name="TableRow1978">
          <table:table-cell table:style-name="TableCell1979">
            <text:p text:style-name="P1980"/>
          </table:table-cell>
          <table:table-cell table:style-name="TableCell1981">
            <text:p text:style-name="P1982"><text:span text:style-name="T1983">WHERE</text:span><text:span text:style-name="T1984"><text:s/>MountainId<text:s/></text:span><text:span text:style-name="T1985">=</text:span><text:span text:style-name="T1986"><text:s/></text:span><text:span text:style-name="T1987">17</text:span><text:span text:style-name="T1988"><text:s/></text:span><text:span text:style-name="T1989">--WHERE MountainRange = 'Rila'<text:s/></text:span></text:p>
          </table:table-cell>
        </table:table-row>
        <table:table-row table:style-name="TableRow1990">
          <table:table-cell table:style-name="TableCell1991">
            <text:p text:style-name="P1992"/>
          </table:table-cell>
          <table:table-cell table:style-name="TableCell1993">
            <text:p text:style-name="P1994"><text:span text:style-name="T1995">ORDER BY</text:span><text:span text:style-name="T1996"><text:s/>Elevation<text:s/></text:span><text:span text:style-name="T1997">DESC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-c" style:display-name="pl-c" style:family="text" style:parent-style-name="DefaultParagraphFont"/>
    <style:style style:name="pl-k" style:display-name="pl-k" style:family="text" style:parent-style-name="DefaultParagraphFont"/>
    <style:style style:name="pl-en" style:display-name="pl-en" style:family="text" style:parent-style-name="DefaultParagraphFont"/>
    <style:style style:name="pl-c1" style:display-name="pl-c1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nis_1005@abv.bg</dc:creator>
    <meta:creation-date>2009-04-16T11:32:00Z</meta:creation-date>
    <dc:date>2018-06-22T20:05:00Z</dc:date>
    <meta:template xlink:href="Normal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797" meta:character-count="5336" meta:row-count="37" meta:non-whitespace-character-count="4549"/>
  </office:meta>
</office:document-meta>
</file>